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name="14_6" draw:style-name="gr1" draw:text-style-name="P1" svg:width="15.999cm" svg:height="8.999cm" svg:x="0.679cm" svg:y="16.408cm">
            <draw:object draw:notify-on-update-of-ranges="List1.A32:List1.A32 List1.B32:List1.F32 List1.A33:List1.A33 List1.B33:List1.F33 List1.A34:List1.A34 List1.B34:List1.F34 List1.A35:List1.A35 List1.B35:List1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7.638cm" svg:y="16.355cm">
            <draw:object draw:notify-on-update-of-ranges="List1.H32:List1.H32 List1.I32:List1.M32 List1.H33:List1.H33 List1.I33:List1.M33 List1.H34:List1.H34 List1.I34:List1.M34 List1.H35:List1.H35 List1.I35:List1.M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7cm" svg:height="9.005cm" svg:x="34.748cm" svg:y="16.441cm">
            <draw:object draw:notify-on-update-of-ranges="List1.O32:List1.O32 List1.P32:List1.T32 List1.O33:List1.O33 List1.P33:List1.T33 List1.O34:List1.O34 List1.P34:List1.T34 List1.O35:List1.O35 List1.P35:List1.T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cm" svg:height="9.008cm" svg:x="0.683cm" svg:y="29.667cm">
            <draw:object draw:notify-on-update-of-ranges="List1.A61:List1.A61 List1.B61:List1.C61 List1.A62:List1.A62 List1.B62:List1.C62 List1.A63:List1.A63 List1.B63:List1.C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cm" svg:height="9.009cm" svg:x="35.942cm" svg:y="29.306cm">
            <draw:object draw:notify-on-update-of-ranges="List1.N61:List1.N61 List1.O61:List1.P61 List1.N62:List1.N62 List1.O62:List1.P62 List1.N63:List1.N63 List1.O63:List1.P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6.01cm" svg:height="9.009cm" svg:x="18.245cm" svg:y="29.758cm">
            <draw:object draw:notify-on-update-of-ranges="List1.I61:List1.I61 List1.J61:List1.K61 List1.I62:List1.I62 List1.J62:List1.K62 List1.I63:List1.I63 List1.J63:List1.K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16.01cm" svg:height="9.009cm" svg:x="0.342cm" svg:y="43.688cm">
            <draw:object draw:notify-on-update-of-ranges="List1.A90:List1.A90 List1.B90:List1.F90 List1.A91:List1.A91 List1.B91:List1.F91 List1.A92:List1.A92 List1.B92:List1.F9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6.01cm" svg:height="9.008cm" svg:x="18.587cm" svg:y="43.711cm">
            <draw:object draw:notify-on-update-of-ranges="List1.I90:List1.I90 List1.J90:List1.N90 List1.I91:List1.I91 List1.J91:List1.N91 List1.I92:List1.I92 List1.J92:List1.N9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6.01cm" svg:height="9.008cm" svg:x="35.349cm" svg:y="43.395cm">
            <draw:object draw:notify-on-update-of-ranges="List1.P90:List1.P90 List1.Q90:List1.U90 List1.P91:List1.P91 List1.Q91:List1.U91 List1.P92:List1.P92 List1.Q92:List1.U9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sekvenční</text:p>
          </table:table-cell>
          <table:table-cell table:number-columns-repeated="5"/>
          <table:table-cell office:value-type="string" calcext:value-type="string">
            <text:p>avg</text:p>
          </table:table-cell>
          <table:table-cell table:number-columns-repeated="4"/>
          <table:table-cell table:style-name="ce1" office:value-type="string" calcext:value-type="string">
            <text:p>sekvenční AM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6_2</text:p>
          </table:table-cell>
          <table:table-cell table:style-name="ce2" office:value-type="float" office:value="268161" calcext:value-type="float">
            <text:p>268161</text:p>
          </table:table-cell>
          <table:table-cell table:style-name="ce2" office:value-type="float" office:value="268158" calcext:value-type="float">
            <text:p>268158</text:p>
          </table:table-cell>
          <table:table-cell table:style-name="ce2" office:value-type="float" office:value="268027" calcext:value-type="float">
            <text:p>268027</text:p>
          </table:table-cell>
          <table:table-cell table:style-name="ce2" office:value-type="float" office:value="267927" calcext:value-type="float">
            <text:p>267927</text:p>
          </table:table-cell>
          <table:table-cell table:style-name="ce2" office:value-type="float" office:value="268010" calcext:value-type="float">
            <text:p>268010</text:p>
          </table:table-cell>
          <table:table-cell table:formula="of:=AVERAGE([.$B$2:.$F$2])" office:value-type="float" office:value="268056.6" calcext:value-type="float">
            <text:p>268056,6</text:p>
          </table:table-cell>
          <table:table-cell table:number-columns-repeated="4"/>
          <table:table-cell office:value-type="string" calcext:value-type="string">
            <text:p>14_6_2</text:p>
          </table:table-cell>
          <table:table-cell office:value-type="float" office:value="108176" calcext:value-type="float">
            <text:p>1081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_6</text:p>
          </table:table-cell>
          <table:table-cell office:value-type="float" office:value="325316" calcext:value-type="float">
            <text:p>325316</text:p>
          </table:table-cell>
          <table:table-cell office:value-type="float" office:value="325427" calcext:value-type="float">
            <text:p>325427</text:p>
          </table:table-cell>
          <table:table-cell office:value-type="float" office:value="325179" calcext:value-type="float">
            <text:p>325179</text:p>
          </table:table-cell>
          <table:table-cell office:value-type="float" office:value="325504" calcext:value-type="float">
            <text:p>325504</text:p>
          </table:table-cell>
          <table:table-cell office:value-type="float" office:value="325310" calcext:value-type="float">
            <text:p>325310</text:p>
          </table:table-cell>
          <table:table-cell table:formula="of:=AVERAGE([.$B$3:.$F$3])" office:value-type="float" office:value="325347.2" calcext:value-type="float">
            <text:p>325347,2</text:p>
          </table:table-cell>
          <table:table-cell table:number-columns-repeated="4"/>
          <table:table-cell office:value-type="string" calcext:value-type="string">
            <text:p>15_6</text:p>
          </table:table-cell>
          <table:table-cell office:value-type="float" office:value="131708" calcext:value-type="float">
            <text:p>131708</text:p>
          </table:table-cell>
          <table:table-cell office:value-type="float" office:value="130093" calcext:value-type="float">
            <text:p>130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_5_2</text:p>
          </table:table-cell>
          <table:table-cell office:value-type="float" office:value="287655" calcext:value-type="float">
            <text:p>287655</text:p>
          </table:table-cell>
          <table:table-cell office:value-type="float" office:value="287964" calcext:value-type="float">
            <text:p>287964</text:p>
          </table:table-cell>
          <table:table-cell office:value-type="float" office:value="288079" calcext:value-type="float">
            <text:p>288079</text:p>
          </table:table-cell>
          <table:table-cell office:value-type="float" office:value="287710" calcext:value-type="float">
            <text:p>287710</text:p>
          </table:table-cell>
          <table:table-cell office:value-type="float" office:value="288143" calcext:value-type="float">
            <text:p>288143</text:p>
          </table:table-cell>
          <table:table-cell table:formula="of:=AVERAGE([.$B$4:.$F$4])" office:value-type="float" office:value="287910.2" calcext:value-type="float">
            <text:p>287910,2</text:p>
          </table:table-cell>
          <table:table-cell table:number-columns-repeated="4"/>
          <table:table-cell office:value-type="string" calcext:value-type="string">
            <text:p>18_5_2</text:p>
          </table:table-cell>
          <table:table-cell office:value-type="float" office:value="114998" calcext:value-type="float">
            <text:p>114998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Datový 2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number-columns-repeated="3"/>
          <table:table-cell table:style-name="ce1" office:value-type="string" calcext:value-type="string">
            <text:p>task 2</text:p>
          </table:table-cell>
          <table:table-cell table:number-columns-repeated="3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mpi</text:p>
          </table:table-cell>
          <table:table-cell office:value-type="string" calcext:value-type="string">
            <text:p>14_6_2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_6_2</text:p>
          </table:table-cell>
          <table:table-cell table:style-name="ce3" office:value-type="float" office:value="159714" calcext:value-type="float">
            <text:p>159 714,00</text:p>
          </table:table-cell>
          <table:table-cell table:style-name="ce3" office:value-type="float" office:value="159275" calcext:value-type="float">
            <text:p>159 275,00</text:p>
          </table:table-cell>
          <table:table-cell table:style-name="ce3" office:value-type="float" office:value="159619" calcext:value-type="float">
            <text:p>159 619,00</text:p>
          </table:table-cell>
          <table:table-cell table:style-name="ce3" table:formula="of:=AVERAGE([.B7:.D7])" office:value-type="float" office:value="159536" calcext:value-type="float">
            <text:p>159 536,00</text:p>
          </table:table-cell>
          <table:table-cell table:style-name="ce3" table:formula="of:=([.$G$2]/[.E7])" office:value-type="float" office:value="1.68022640657908" calcext:value-type="float">
            <text:p>1,68</text:p>
          </table:table-cell>
          <table:table-cell table:style-name="ce3" table:number-columns-repeated="2"/>
          <table:table-cell table:style-name="ce3" office:value-type="string" calcext:value-type="string">
            <text:p>14_6_2</text:p>
          </table:table-cell>
          <table:table-cell table:style-name="ce3" office:value-type="float" office:value="325653" calcext:value-type="float">
            <text:p>325 653,00</text:p>
          </table:table-cell>
          <table:table-cell table:style-name="ce3" office:value-type="float" office:value="323252" calcext:value-type="float">
            <text:p>323 252,00</text:p>
          </table:table-cell>
          <table:table-cell table:style-name="ce3" office:value-type="float" office:value="334014" calcext:value-type="float">
            <text:p>334 014,00</text:p>
          </table:table-cell>
          <table:table-cell table:style-name="ce3" table:formula="of:=AVERAGE([.J7:.L7])" office:value-type="float" office:value="327639.666666667" calcext:value-type="float">
            <text:p>327 639,67</text:p>
          </table:table-cell>
          <table:table-cell table:style-name="ce3" table:formula="of:=([.$G$2]/[.M7])" office:value-type="float" office:value="0.818144526659877" calcext:value-type="float">
            <text:p>0,82</text:p>
          </table:table-cell>
          <table:table-cell office:value-type="string" calcext:value-type="string">
            <text:p>2*2</text:p>
          </table:table-cell>
          <table:table-cell table:style-name="ce3" office:value-type="float" office:value="139832" calcext:value-type="float">
            <text:p>139 832,00</text:p>
          </table:table-cell>
          <table:table-cell table:style-name="ce3" office:value-type="float" office:value="140466" calcext:value-type="float">
            <text:p>140 466,00</text:p>
          </table:table-cell>
          <table:table-cell table:style-name="ce3" office:value-type="float" office:value="139568" calcext:value-type="float">
            <text:p>139 568,00</text:p>
          </table:table-cell>
          <table:table-cell table:style-name="ce3" table:formula="of:=AVERAGE([.P7:.R7])" office:value-type="float" office:value="139955.333333333" calcext:value-type="float">
            <text:p>139 955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_6</text:p>
          </table:table-cell>
          <table:table-cell table:style-name="ce3" office:value-type="float" office:value="275634" calcext:value-type="float">
            <text:p>275 634,00</text:p>
          </table:table-cell>
          <table:table-cell table:style-name="ce3" office:value-type="float" office:value="275340" calcext:value-type="float">
            <text:p>275 340,00</text:p>
          </table:table-cell>
          <table:table-cell table:style-name="ce3" office:value-type="float" office:value="272820" calcext:value-type="float">
            <text:p>272 820,00</text:p>
          </table:table-cell>
          <table:table-cell table:style-name="ce3" table:formula="of:=AVERAGE([.B8:.D8])" office:value-type="float" office:value="274598" calcext:value-type="float">
            <text:p>274 598,00</text:p>
          </table:table-cell>
          <table:table-cell table:style-name="ce3" table:formula="of:=([.$G$3]/[.E8])" office:value-type="float" office:value="1.18481270803138" calcext:value-type="float">
            <text:p>1,18</text:p>
          </table:table-cell>
          <table:table-cell table:style-name="ce3" table:number-columns-repeated="2"/>
          <table:table-cell table:style-name="ce3" office:value-type="string" calcext:value-type="string">
            <text:p>15_6</text:p>
          </table:table-cell>
          <table:table-cell table:style-name="ce3" office:value-type="float" office:value="465948" calcext:value-type="float">
            <text:p>465 948,00</text:p>
          </table:table-cell>
          <table:table-cell table:style-name="ce3" office:value-type="float" office:value="487136" calcext:value-type="float">
            <text:p>487 136,00</text:p>
          </table:table-cell>
          <table:table-cell table:style-name="ce3" office:value-type="float" office:value="533342" calcext:value-type="float">
            <text:p>533 342,00</text:p>
          </table:table-cell>
          <table:table-cell table:style-name="ce3" table:formula="of:=AVERAGE([.J8:.L8])" office:value-type="float" office:value="495475.333333333" calcext:value-type="float">
            <text:p>495 475,33</text:p>
          </table:table-cell>
          <table:table-cell table:style-name="ce3" table:formula="of:=([.$G$3]/[.M8])" office:value-type="float" office:value="0.656636522773418" calcext:value-type="float">
            <text:p>0,66</text:p>
          </table:table-cell>
          <table:table-cell office:value-type="string" calcext:value-type="string">
            <text:p>3*2</text:p>
          </table:table-cell>
          <table:table-cell table:style-name="ce3" office:value-type="float" office:value="74253" calcext:value-type="float">
            <text:p>74 253,00</text:p>
          </table:table-cell>
          <table:table-cell table:style-name="ce3" office:value-type="float" office:value="72825" calcext:value-type="float">
            <text:p>72 825,00</text:p>
          </table:table-cell>
          <table:table-cell table:style-name="ce3" office:value-type="float" office:value="73112" calcext:value-type="float">
            <text:p>73 112,00</text:p>
          </table:table-cell>
          <table:table-cell table:style-name="ce3" table:formula="of:=AVERAGE([.P8:.R8])" office:value-type="float" office:value="73396.6666666667" calcext:value-type="float">
            <text:p>73 396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5_2</text:p>
          </table:table-cell>
          <table:table-cell table:style-name="ce3" office:value-type="float" office:value="261191" calcext:value-type="float">
            <text:p>261 191,00</text:p>
          </table:table-cell>
          <table:table-cell table:style-name="ce3" office:value-type="float" office:value="262736" calcext:value-type="float">
            <text:p>262 736,00</text:p>
          </table:table-cell>
          <table:table-cell table:style-name="ce4" office:value-type="float" office:value="262081" calcext:value-type="float">
            <text:p>262 081,00</text:p>
          </table:table-cell>
          <table:table-cell table:style-name="ce3" table:formula="of:=AVERAGE([.B9:.D9])" office:value-type="float" office:value="262002.666666667" calcext:value-type="float">
            <text:p>262 002,67</text:p>
          </table:table-cell>
          <table:table-cell table:style-name="ce3" table:formula="of:=([.$G$4]/[.E9])" office:value-type="float" office:value="1.09888270857294" calcext:value-type="float">
            <text:p>1,10</text:p>
          </table:table-cell>
          <table:table-cell table:style-name="ce3" table:number-columns-repeated="2"/>
          <table:table-cell table:style-name="ce3" office:value-type="string" calcext:value-type="string">
            <text:p>18_5_2</text:p>
          </table:table-cell>
          <table:table-cell table:style-name="ce3" office:value-type="float" office:value="449389" calcext:value-type="float">
            <text:p>449 389,00</text:p>
          </table:table-cell>
          <table:table-cell table:style-name="ce3" office:value-type="float" office:value="556599" calcext:value-type="float">
            <text:p>556 599,00</text:p>
          </table:table-cell>
          <table:table-cell table:style-name="ce3" office:value-type="float" office:value="566968" calcext:value-type="float">
            <text:p>566 968,00</text:p>
          </table:table-cell>
          <table:table-cell table:style-name="ce3" table:formula="of:=AVERAGE([.J9:.L9])" office:value-type="float" office:value="524318.666666667" calcext:value-type="float">
            <text:p>524 318,67</text:p>
          </table:table-cell>
          <table:table-cell table:style-name="ce3" table:formula="of:=([.$G$4]/[.M9])" office:value-type="float" office:value="0.549113007611147" calcext:value-type="float">
            <text:p>0,55</text:p>
          </table:table-cell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Datový 4</text:p>
          </table:table-cell>
          <table:table-cell table:style-name="ce3" table:number-columns-repeated="3"/>
          <table:table-cell table:style-name="ce3" office:value-type="string" calcext:value-type="string">
            <text:p>avg</text:p>
          </table:table-cell>
          <table:table-cell table:style-name="ce3" table:number-columns-repeated="3"/>
          <table:table-cell table:style-name="ce5" office:value-type="string" calcext:value-type="string">
            <text:p>Task 4</text:p>
          </table:table-cell>
          <table:table-cell table:style-name="ce3" table:number-columns-repeated="3"/>
          <table:table-cell table:style-name="ce3" office:value-type="string" calcext:value-type="string">
            <text:p>avg</text:p>
          </table:table-cell>
          <table:table-cell table:style-name="ce3"/>
          <table:table-cell office:value-type="string" calcext:value-type="string">
            <text:p>mpi</text:p>
          </table:table-cell>
          <table:table-cell table:style-name="ce5" office:value-type="string" calcext:value-type="string">
            <text:p>15_6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14_6_2</text:p>
          </table:table-cell>
          <table:table-cell table:style-name="ce3" office:value-type="float" office:value="98715" calcext:value-type="float">
            <text:p>98 715,00</text:p>
          </table:table-cell>
          <table:table-cell table:style-name="ce3" office:value-type="float" office:value="99032" calcext:value-type="float">
            <text:p>99 032,00</text:p>
          </table:table-cell>
          <table:table-cell table:style-name="ce3" office:value-type="float" office:value="99352" calcext:value-type="float">
            <text:p>99 352,00</text:p>
          </table:table-cell>
          <table:table-cell table:style-name="ce3" table:formula="of:=AVERAGE([.B12:.D12])" office:value-type="float" office:value="99033" calcext:value-type="float">
            <text:p>99 033,00</text:p>
          </table:table-cell>
          <table:table-cell table:style-name="ce3" table:formula="of:=([.$G$2]/[.E12])" office:value-type="float" office:value="2.70674017751659" calcext:value-type="float">
            <text:p>2,71</text:p>
          </table:table-cell>
          <table:table-cell table:style-name="ce3" table:number-columns-repeated="2"/>
          <table:table-cell table:style-name="ce3" office:value-type="string" calcext:value-type="string">
            <text:p>14_6_2</text:p>
          </table:table-cell>
          <table:table-cell table:style-name="ce3" office:value-type="float" office:value="124681" calcext:value-type="float">
            <text:p>124 681,00</text:p>
          </table:table-cell>
          <table:table-cell table:style-name="ce3" office:value-type="float" office:value="121922" calcext:value-type="float">
            <text:p>121 922,00</text:p>
          </table:table-cell>
          <table:table-cell table:style-name="ce3" office:value-type="float" office:value="129854" calcext:value-type="float">
            <text:p>129 854,00</text:p>
          </table:table-cell>
          <table:table-cell table:style-name="ce3" table:formula="of:=AVERAGE([.J12:.L12])" office:value-type="float" office:value="125485.666666667" calcext:value-type="float">
            <text:p>125 485,67</text:p>
          </table:table-cell>
          <table:table-cell table:style-name="ce3" table:formula="of:=([.$G$2]/[.M12])" office:value-type="float" office:value="2.13615313302714" calcext:value-type="float">
            <text:p>2,14</text:p>
          </table:table-cell>
          <table:table-cell office:value-type="string" calcext:value-type="string">
            <text:p>2*2</text:p>
          </table:table-cell>
          <table:table-cell table:style-name="ce3" office:value-type="float" office:value="258128" calcext:value-type="float">
            <text:p>258 128,00</text:p>
          </table:table-cell>
          <table:table-cell table:style-name="ce3" office:value-type="float" office:value="262697" calcext:value-type="float">
            <text:p>262 697,00</text:p>
          </table:table-cell>
          <table:table-cell table:style-name="ce3" office:value-type="float" office:value="263990" calcext:value-type="float">
            <text:p>263 990,00</text:p>
          </table:table-cell>
          <table:table-cell table:style-name="ce3" table:formula="of:=AVERAGE([.P12:.R12])" office:value-type="float" office:value="261605" calcext:value-type="float">
            <text:p>261 6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_6</text:p>
          </table:table-cell>
          <table:table-cell table:style-name="ce3" office:value-type="float" office:value="120084" calcext:value-type="float">
            <text:p>120 084,00</text:p>
          </table:table-cell>
          <table:table-cell table:style-name="ce3" office:value-type="float" office:value="121894" calcext:value-type="float">
            <text:p>121 894,00</text:p>
          </table:table-cell>
          <table:table-cell table:style-name="ce3" office:value-type="float" office:value="120093" calcext:value-type="float">
            <text:p>120 093,00</text:p>
          </table:table-cell>
          <table:table-cell table:style-name="ce3" table:formula="of:=AVERAGE([.B13:.D13])" office:value-type="float" office:value="120690.333333333" calcext:value-type="float">
            <text:p>120 690,33</text:p>
          </table:table-cell>
          <table:table-cell table:style-name="ce3" table:formula="of:=([.$G$3]/[.E13])" office:value-type="float" office:value="2.69571879548486" calcext:value-type="float">
            <text:p>2,70</text:p>
          </table:table-cell>
          <table:table-cell table:style-name="ce3" table:number-columns-repeated="2"/>
          <table:table-cell table:style-name="ce3" office:value-type="string" calcext:value-type="string">
            <text:p>15_6</text:p>
          </table:table-cell>
          <table:table-cell table:style-name="ce3" office:value-type="float" office:value="180792" calcext:value-type="float">
            <text:p>180 792,00</text:p>
          </table:table-cell>
          <table:table-cell table:style-name="ce3" office:value-type="float" office:value="218938" calcext:value-type="float">
            <text:p>218 938,00</text:p>
          </table:table-cell>
          <table:table-cell table:style-name="ce3" office:value-type="float" office:value="203179" calcext:value-type="float">
            <text:p>203 179,00</text:p>
          </table:table-cell>
          <table:table-cell table:style-name="ce3" table:formula="of:=AVERAGE([.J13:.L13])" office:value-type="float" office:value="200969.666666667" calcext:value-type="float">
            <text:p>200 969,67</text:p>
          </table:table-cell>
          <table:table-cell table:style-name="ce3" table:formula="of:=([.$G$3]/[.M13])" office:value-type="float" office:value="1.61888709573087" calcext:value-type="float">
            <text:p>1,62</text:p>
          </table:table-cell>
          <table:table-cell office:value-type="string" calcext:value-type="string">
            <text:p>3*2</text:p>
          </table:table-cell>
          <table:table-cell table:style-name="ce3" office:value-type="float" office:value="69622" calcext:value-type="float">
            <text:p>69 622,00</text:p>
          </table:table-cell>
          <table:table-cell table:style-name="ce3" office:value-type="float" office:value="69784" calcext:value-type="float">
            <text:p>69 784,00</text:p>
          </table:table-cell>
          <table:table-cell table:style-name="ce3" office:value-type="float" office:value="70665" calcext:value-type="float">
            <text:p>70 665,00</text:p>
          </table:table-cell>
          <table:table-cell table:style-name="ce3" table:formula="of:=AVERAGE([.P13:.R13])" office:value-type="float" office:value="70023.6666666667" calcext:value-type="float">
            <text:p>70 023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5_2</text:p>
          </table:table-cell>
          <table:table-cell table:style-name="ce3" office:value-type="float" office:value="208732" calcext:value-type="float">
            <text:p>208 732,00</text:p>
          </table:table-cell>
          <table:table-cell table:style-name="ce3" office:value-type="float" office:value="208707" calcext:value-type="float">
            <text:p>208 707,00</text:p>
          </table:table-cell>
          <table:table-cell table:style-name="ce3" office:value-type="float" office:value="206717" calcext:value-type="float">
            <text:p>206 717,00</text:p>
          </table:table-cell>
          <table:table-cell table:style-name="ce3" table:formula="of:=AVERAGE([.B14:.D14])" office:value-type="float" office:value="208052" calcext:value-type="float">
            <text:p>208 052,00</text:p>
          </table:table-cell>
          <table:table-cell table:style-name="ce3" table:formula="of:=([.$G$4]/[.E14])" office:value-type="float" office:value="1.38383769442255" calcext:value-type="float">
            <text:p>1,38</text:p>
          </table:table-cell>
          <table:table-cell table:style-name="ce3" table:number-columns-repeated="2"/>
          <table:table-cell table:style-name="ce3" office:value-type="string" calcext:value-type="string">
            <text:p>18_5_2</text:p>
          </table:table-cell>
          <table:table-cell table:style-name="ce3" office:value-type="float" office:value="263938" calcext:value-type="float">
            <text:p>263 938,00</text:p>
          </table:table-cell>
          <table:table-cell table:style-name="ce3" office:value-type="float" office:value="254690" calcext:value-type="float">
            <text:p>254 690,00</text:p>
          </table:table-cell>
          <table:table-cell table:style-name="ce3" office:value-type="float" office:value="189893" calcext:value-type="float">
            <text:p>189 893,00</text:p>
          </table:table-cell>
          <table:table-cell table:style-name="ce3" table:formula="of:=AVERAGE([.J14:.L14])" office:value-type="float" office:value="236173.666666667" calcext:value-type="float">
            <text:p>236 173,67</text:p>
          </table:table-cell>
          <table:table-cell table:style-name="ce3" table:formula="of:=([.$G$4]/[.M14])" office:value-type="float" office:value="1.2190613969099" calcext:value-type="float">
            <text:p>1,22</text:p>
          </table:table-cell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Datový 8</text:p>
          </table:table-cell>
          <table:table-cell table:style-name="ce3" table:number-columns-repeated="3"/>
          <table:table-cell table:style-name="ce3" office:value-type="string" calcext:value-type="string">
            <text:p>avg</text:p>
          </table:table-cell>
          <table:table-cell table:style-name="ce3" table:number-columns-repeated="3"/>
          <table:table-cell table:style-name="ce5" office:value-type="string" calcext:value-type="string">
            <text:p>Task 8</text:p>
          </table:table-cell>
          <table:table-cell table:style-name="ce3" table:number-columns-repeated="3"/>
          <table:table-cell table:style-name="ce3" office:value-type="string" calcext:value-type="string">
            <text:p>avg</text:p>
          </table:table-cell>
          <table:table-cell table:style-name="ce3"/>
          <table:table-cell office:value-type="string" calcext:value-type="string">
            <text:p>mpi</text:p>
          </table:table-cell>
          <table:table-cell table:style-name="ce5" office:value-type="string" calcext:value-type="string">
            <text:p>18_5_2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14_6_2</text:p>
          </table:table-cell>
          <table:table-cell table:style-name="ce3" office:value-type="float" office:value="50134" calcext:value-type="float">
            <text:p>50 134,00</text:p>
          </table:table-cell>
          <table:table-cell table:style-name="ce3" office:value-type="float" office:value="50147" calcext:value-type="float">
            <text:p>50 147,00</text:p>
          </table:table-cell>
          <table:table-cell table:style-name="ce3" office:value-type="float" office:value="50251" calcext:value-type="float">
            <text:p>50 251,00</text:p>
          </table:table-cell>
          <table:table-cell table:style-name="ce3" table:formula="of:=AVERAGE([.B17:.D17])" office:value-type="float" office:value="50177.3333333333" calcext:value-type="float">
            <text:p>50 177,33</text:p>
          </table:table-cell>
          <table:table-cell table:style-name="ce3" table:formula="of:=([.$G$2]/[.E17])" office:value-type="float" office:value="5.34218505035474" calcext:value-type="float">
            <text:p>5,34</text:p>
          </table:table-cell>
          <table:table-cell table:style-name="ce3" table:number-columns-repeated="2"/>
          <table:table-cell table:style-name="ce3" office:value-type="string" calcext:value-type="string">
            <text:p>14_6_2</text:p>
          </table:table-cell>
          <table:table-cell table:style-name="ce3" office:value-type="float" office:value="96760" calcext:value-type="float">
            <text:p>96 760,00</text:p>
          </table:table-cell>
          <table:table-cell table:style-name="ce3" office:value-type="float" office:value="70002" calcext:value-type="float">
            <text:p>70 002,00</text:p>
          </table:table-cell>
          <table:table-cell table:style-name="ce3" office:value-type="float" office:value="101684" calcext:value-type="float">
            <text:p>101 684,00</text:p>
          </table:table-cell>
          <table:table-cell table:style-name="ce3" table:formula="of:=AVERAGE([.J17:.L17])" office:value-type="float" office:value="89482" calcext:value-type="float">
            <text:p>89 482,00</text:p>
          </table:table-cell>
          <table:table-cell table:style-name="ce3" table:formula="of:=([.$G$2]/[.M17])" office:value-type="float" office:value="2.99564828680628" calcext:value-type="float">
            <text:p>3,00</text:p>
          </table:table-cell>
          <table:table-cell office:value-type="string" calcext:value-type="string">
            <text:p>2*2</text:p>
          </table:table-cell>
          <table:table-cell table:style-name="ce3" office:value-type="float" office:value="266458" calcext:value-type="float">
            <text:p>266 458,00</text:p>
          </table:table-cell>
          <table:table-cell table:style-name="ce3" office:value-type="float" office:value="252940" calcext:value-type="float">
            <text:p>252 940,00</text:p>
          </table:table-cell>
          <table:table-cell table:style-name="ce3" office:value-type="float" office:value="256398" calcext:value-type="float">
            <text:p>256 398,00</text:p>
          </table:table-cell>
          <table:table-cell table:style-name="ce3" table:formula="of:=AVERAGE([.P17:.R17])" office:value-type="float" office:value="258598.666666667" calcext:value-type="float">
            <text:p>258 598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_6</text:p>
          </table:table-cell>
          <table:table-cell table:style-name="ce3" office:value-type="float" office:value="86733" calcext:value-type="float">
            <text:p>86 733,00</text:p>
          </table:table-cell>
          <table:table-cell table:style-name="ce3" office:value-type="float" office:value="87029" calcext:value-type="float">
            <text:p>87 029,00</text:p>
          </table:table-cell>
          <table:table-cell table:style-name="ce3" office:value-type="float" office:value="88121" calcext:value-type="float">
            <text:p>88 121,00</text:p>
          </table:table-cell>
          <table:table-cell table:style-name="ce3" table:formula="of:=AVERAGE([.B18:.D18])" office:value-type="float" office:value="87294.3333333333" calcext:value-type="float">
            <text:p>87 294,33</text:p>
          </table:table-cell>
          <table:table-cell table:style-name="ce3" table:formula="of:=([.$G$3]/[.E18])" office:value-type="float" office:value="3.72701397188821" calcext:value-type="float">
            <text:p>3,73</text:p>
          </table:table-cell>
          <table:table-cell table:style-name="ce3" table:number-columns-repeated="2"/>
          <table:table-cell table:style-name="ce3" office:value-type="string" calcext:value-type="string">
            <text:p>15_6</text:p>
          </table:table-cell>
          <table:table-cell table:style-name="ce3" office:value-type="float" office:value="102562" calcext:value-type="float">
            <text:p>102 562,00</text:p>
          </table:table-cell>
          <table:table-cell table:style-name="ce3" office:value-type="float" office:value="109076" calcext:value-type="float">
            <text:p>109 076,00</text:p>
          </table:table-cell>
          <table:table-cell table:style-name="ce3" office:value-type="float" office:value="118755" calcext:value-type="float">
            <text:p>118 755,00</text:p>
          </table:table-cell>
          <table:table-cell table:style-name="ce3" table:formula="of:=AVERAGE([.J18:.L18])" office:value-type="float" office:value="110131" calcext:value-type="float">
            <text:p>110 131,00</text:p>
          </table:table-cell>
          <table:table-cell table:style-name="ce3" table:formula="of:=([.$G$3]/[.M18])" office:value-type="float" office:value="2.95418365401204" calcext:value-type="float">
            <text:p>2,95</text:p>
          </table:table-cell>
          <table:table-cell office:value-type="string" calcext:value-type="string">
            <text:p>3*2</text:p>
          </table:table-cell>
          <table:table-cell table:style-name="ce3" office:value-type="float" office:value="127418" calcext:value-type="float">
            <text:p>127 418,00</text:p>
          </table:table-cell>
          <table:table-cell table:style-name="ce6" office:value-type="float" office:value="128242" calcext:value-type="float">
            <text:p>128 242,00</text:p>
          </table:table-cell>
          <table:table-cell table:style-name="ce6" office:value-type="float" office:value="126928" calcext:value-type="float">
            <text:p>126 928,00</text:p>
          </table:table-cell>
          <table:table-cell table:style-name="ce3" table:formula="of:=AVERAGE([.P18:.R18])" office:value-type="float" office:value="127529.333333333" calcext:value-type="float">
            <text:p>127 529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_5_2</text:p>
          </table:table-cell>
          <table:table-cell table:style-name="ce3" office:value-type="float" office:value="96792" calcext:value-type="float">
            <text:p>96 792,00</text:p>
          </table:table-cell>
          <table:table-cell table:style-name="ce3" office:value-type="float" office:value="96587" calcext:value-type="float">
            <text:p>96 587,00</text:p>
          </table:table-cell>
          <table:table-cell table:style-name="ce3" office:value-type="float" office:value="97299" calcext:value-type="float">
            <text:p>97 299,00</text:p>
          </table:table-cell>
          <table:table-cell table:style-name="ce3" table:formula="of:=AVERAGE([.B19:.D19])" office:value-type="float" office:value="96892.6666666667" calcext:value-type="float">
            <text:p>96 892,67</text:p>
          </table:table-cell>
          <table:table-cell table:style-name="ce3" table:formula="of:=([.$G$4]/[.E19])" office:value-type="float" office:value="2.97143437067821" calcext:value-type="float">
            <text:p>2,97</text:p>
          </table:table-cell>
          <table:table-cell table:style-name="ce3" table:number-columns-repeated="2"/>
          <table:table-cell table:style-name="ce3" office:value-type="string" calcext:value-type="string">
            <text:p>18_5_2</text:p>
          </table:table-cell>
          <table:table-cell table:style-name="ce3" office:value-type="float" office:value="139034" calcext:value-type="float">
            <text:p>139 034,00</text:p>
          </table:table-cell>
          <table:table-cell table:style-name="ce3" office:value-type="float" office:value="126645" calcext:value-type="float">
            <text:p>126 645,00</text:p>
          </table:table-cell>
          <table:table-cell table:style-name="ce3" office:value-type="float" office:value="169080" calcext:value-type="float">
            <text:p>169 080,00</text:p>
          </table:table-cell>
          <table:table-cell table:style-name="ce3" table:formula="of:=AVERAGE([.J19:.L19])" office:value-type="float" office:value="144919.666666667" calcext:value-type="float">
            <text:p>144 919,67</text:p>
          </table:table-cell>
          <table:table-cell table:style-name="ce3" table:formula="of:=([.$G$4]/[.M19])" office:value-type="float" office:value="1.98668825717236" calcext:value-type="float">
            <text:p>1,99</text:p>
          </table:table-cell>
          <table:table-cell table:number-columns-repeated="7"/>
        </table:table-row>
        <table:table-row table:style-name="ro1">
          <table:table-cell/>
          <table:table-cell table:style-name="ce3" table:number-columns-repeated="13"/>
          <table:table-cell table:number-columns-repeated="7"/>
        </table:table-row>
        <table:table-row table:style-name="ro1">
          <table:table-cell table:style-name="ce1" office:value-type="string" calcext:value-type="string">
            <text:p>Datový 16</text:p>
          </table:table-cell>
          <table:table-cell table:style-name="ce3" table:number-columns-repeated="3"/>
          <table:table-cell table:style-name="ce3" office:value-type="string" calcext:value-type="string">
            <text:p>avg</text:p>
          </table:table-cell>
          <table:table-cell table:style-name="ce3" table:number-columns-repeated="3"/>
          <table:table-cell table:style-name="ce5" office:value-type="string" calcext:value-type="string">
            <text:p>Task 16</text:p>
          </table:table-cell>
          <table:table-cell table:style-name="ce3" table:number-columns-repeated="3"/>
          <table:table-cell table:style-name="ce3" office:value-type="string" calcext:value-type="string">
            <text:p>avg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14_6_2</text:p>
          </table:table-cell>
          <table:table-cell table:style-name="ce3" office:value-type="float" office:value="29377" calcext:value-type="float">
            <text:p>29 377,00</text:p>
          </table:table-cell>
          <table:table-cell table:style-name="ce3" office:value-type="float" office:value="29264" calcext:value-type="float">
            <text:p>29 264,00</text:p>
          </table:table-cell>
          <table:table-cell table:style-name="ce3" office:value-type="float" office:value="29514" calcext:value-type="float">
            <text:p>29 514,00</text:p>
          </table:table-cell>
          <table:table-cell table:style-name="ce3" table:formula="of:=AVERAGE([.B22:.D22])" office:value-type="float" office:value="29385" calcext:value-type="float">
            <text:p>29 385,00</text:p>
          </table:table-cell>
          <table:table-cell table:style-name="ce3" table:formula="of:=([.$G$2]/[.E22])" office:value-type="float" office:value="9.12222562531904" calcext:value-type="float">
            <text:p>9,12</text:p>
          </table:table-cell>
          <table:table-cell table:style-name="ce3" table:number-columns-repeated="2"/>
          <table:table-cell table:style-name="ce3" office:value-type="string" calcext:value-type="string">
            <text:p>14_6_2</text:p>
          </table:table-cell>
          <table:table-cell table:style-name="ce3" office:value-type="float" office:value="47020" calcext:value-type="float">
            <text:p>47 020,00</text:p>
          </table:table-cell>
          <table:table-cell table:style-name="ce3" office:value-type="float" office:value="49784" calcext:value-type="float">
            <text:p>49 784,00</text:p>
          </table:table-cell>
          <table:table-cell table:style-name="ce3" office:value-type="float" office:value="70738" calcext:value-type="float">
            <text:p>70 738,00</text:p>
          </table:table-cell>
          <table:table-cell table:style-name="ce3" table:formula="of:=AVERAGE([.J22:.L22])" office:value-type="float" office:value="55847.3333333333" calcext:value-type="float">
            <text:p>55 847,33</text:p>
          </table:table-cell>
          <table:table-cell table:style-name="ce3" table:formula="of:=([.$G$2]/[.M22])" office:value-type="float" office:value="4.79981019684616" calcext:value-type="float">
            <text:p>4,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6</text:p>
          </table:table-cell>
          <table:table-cell table:style-name="ce3" office:value-type="float" office:value="43807" calcext:value-type="float">
            <text:p>43 807,00</text:p>
          </table:table-cell>
          <table:table-cell table:style-name="ce3" office:value-type="float" office:value="43362" calcext:value-type="float">
            <text:p>43 362,00</text:p>
          </table:table-cell>
          <table:table-cell table:style-name="ce3" office:value-type="float" office:value="43591" calcext:value-type="float">
            <text:p>43 591,00</text:p>
          </table:table-cell>
          <table:table-cell table:style-name="ce3" table:formula="of:=AVERAGE([.B23:.D23])" office:value-type="float" office:value="43586.6666666667" calcext:value-type="float">
            <text:p>43 586,67</text:p>
          </table:table-cell>
          <table:table-cell table:style-name="ce3" table:formula="of:=([.$G$3]/[.E23])" office:value-type="float" office:value="7.4643744264301" calcext:value-type="float">
            <text:p>7,46</text:p>
          </table:table-cell>
          <table:table-cell table:style-name="ce3" table:number-columns-repeated="2"/>
          <table:table-cell table:style-name="ce3" office:value-type="string" calcext:value-type="string">
            <text:p>15_6</text:p>
          </table:table-cell>
          <table:table-cell table:style-name="ce3" office:value-type="float" office:value="41093" calcext:value-type="float">
            <text:p>41 093,00</text:p>
          </table:table-cell>
          <table:table-cell table:style-name="ce3" office:value-type="float" office:value="48463" calcext:value-type="float">
            <text:p>48 463,00</text:p>
          </table:table-cell>
          <table:table-cell table:style-name="ce3" office:value-type="float" office:value="69943" calcext:value-type="float">
            <text:p>69 943,00</text:p>
          </table:table-cell>
          <table:table-cell table:style-name="ce3" table:formula="of:=AVERAGE([.J23:.L23])" office:value-type="float" office:value="53166.3333333333" calcext:value-type="float">
            <text:p>53 166,33</text:p>
          </table:table-cell>
          <table:table-cell table:style-name="ce3" table:formula="of:=([.$G$3]/[.M23])" office:value-type="float" office:value="6.11942143837892" calcext:value-type="float">
            <text:p>6,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_5_2</text:p>
          </table:table-cell>
          <table:table-cell table:style-name="ce3" office:value-type="float" office:value="57402" calcext:value-type="float">
            <text:p>57 402,00</text:p>
          </table:table-cell>
          <table:table-cell table:style-name="ce3" office:value-type="float" office:value="57981" calcext:value-type="float">
            <text:p>57 981,00</text:p>
          </table:table-cell>
          <table:table-cell table:style-name="ce3" office:value-type="float" office:value="58152" calcext:value-type="float">
            <text:p>58 152,00</text:p>
          </table:table-cell>
          <table:table-cell table:style-name="ce3" table:formula="of:=AVERAGE([.B24:.D24])" office:value-type="float" office:value="57845" calcext:value-type="float">
            <text:p>57 845,00</text:p>
          </table:table-cell>
          <table:table-cell table:style-name="ce3" table:formula="of:=([.$G$4]/[.E24])" office:value-type="float" office:value="4.9772702912957" calcext:value-type="float">
            <text:p>4,98</text:p>
          </table:table-cell>
          <table:table-cell table:style-name="ce3" table:number-columns-repeated="2"/>
          <table:table-cell table:style-name="ce3" office:value-type="string" calcext:value-type="string">
            <text:p>18_5_2</text:p>
          </table:table-cell>
          <table:table-cell table:style-name="ce3" office:value-type="float" office:value="50126" calcext:value-type="float">
            <text:p>50 126,00</text:p>
          </table:table-cell>
          <table:table-cell table:style-name="ce3" office:value-type="float" office:value="65667" calcext:value-type="float">
            <text:p>65 667,00</text:p>
          </table:table-cell>
          <table:table-cell table:style-name="ce3" office:value-type="float" office:value="63012" calcext:value-type="float">
            <text:p>63 012,00</text:p>
          </table:table-cell>
          <table:table-cell table:style-name="ce3" table:formula="of:=AVERAGE([.J24:.L24])" office:value-type="float" office:value="59601.6666666667" calcext:value-type="float">
            <text:p>59 601,67</text:p>
          </table:table-cell>
          <table:table-cell table:style-name="ce3" table:formula="of:=([.$G$4]/[.M24])" office:value-type="float" office:value="4.83057297055452" calcext:value-type="float">
            <text:p>4,83</text:p>
          </table:table-cell>
          <table:table-cell table:number-columns-repeated="7"/>
        </table:table-row>
        <table:table-row table:style-name="ro1">
          <table:table-cell/>
          <table:table-cell table:style-name="ce3" table:number-columns-repeated="13"/>
          <table:table-cell table:number-columns-repeated="7"/>
        </table:table-row>
        <table:table-row table:style-name="ro1">
          <table:table-cell table:style-name="ce1" office:value-type="string" calcext:value-type="string">
            <text:p>Datový 20</text:p>
          </table:table-cell>
          <table:table-cell table:style-name="ce3" table:number-columns-repeated="3"/>
          <table:table-cell table:style-name="ce3" office:value-type="string" calcext:value-type="string">
            <text:p>avg</text:p>
          </table:table-cell>
          <table:table-cell table:style-name="ce3" table:number-columns-repeated="3"/>
          <table:table-cell table:style-name="ce5" office:value-type="string" calcext:value-type="string">
            <text:p>Task 20</text:p>
          </table:table-cell>
          <table:table-cell table:style-name="ce3" table:number-columns-repeated="3"/>
          <table:table-cell table:style-name="ce3" office:value-type="string" calcext:value-type="string">
            <text:p>avg</text:p>
          </table:table-cell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14_6_2</text:p>
          </table:table-cell>
          <table:table-cell table:style-name="ce3" office:value-type="float" office:value="26196" calcext:value-type="float">
            <text:p>26 196,00</text:p>
          </table:table-cell>
          <table:table-cell table:style-name="ce3" office:value-type="float" office:value="25081" calcext:value-type="float">
            <text:p>25 081,00</text:p>
          </table:table-cell>
          <table:table-cell table:style-name="ce3" office:value-type="float" office:value="24964" calcext:value-type="float">
            <text:p>24 964,00</text:p>
          </table:table-cell>
          <table:table-cell table:style-name="ce3" table:formula="of:=AVERAGE([.B27:.D27])" office:value-type="float" office:value="25413.6666666667" calcext:value-type="float">
            <text:p>25 413,67</text:p>
          </table:table-cell>
          <table:table-cell table:style-name="ce3" table:formula="of:=([.$G$2]/[.E27])" office:value-type="float" office:value="10.547734158786" calcext:value-type="float">
            <text:p>10,55</text:p>
          </table:table-cell>
          <table:table-cell table:style-name="ce3" table:number-columns-repeated="2"/>
          <table:table-cell table:style-name="ce3" office:value-type="string" calcext:value-type="string">
            <text:p>14_6_2</text:p>
          </table:table-cell>
          <table:table-cell table:style-name="ce3" office:value-type="float" office:value="42827" calcext:value-type="float">
            <text:p>42 827,00</text:p>
          </table:table-cell>
          <table:table-cell table:style-name="ce3" office:value-type="float" office:value="36605" calcext:value-type="float">
            <text:p>36 605,00</text:p>
          </table:table-cell>
          <table:table-cell table:style-name="ce3" office:value-type="float" office:value="43062" calcext:value-type="float">
            <text:p>43 062,00</text:p>
          </table:table-cell>
          <table:table-cell table:style-name="ce3" table:formula="of:=AVERAGE([.J27:.L27])" office:value-type="float" office:value="40831.3333333333" calcext:value-type="float">
            <text:p>40 831,33</text:p>
          </table:table-cell>
          <table:table-cell table:style-name="ce3" table:formula="of:=([.$G$2]/[.M27])" office:value-type="float" office:value="6.56497297826832" calcext:value-type="float">
            <text:p>6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6</text:p>
          </table:table-cell>
          <table:table-cell table:style-name="ce3" office:value-type="float" office:value="35713" calcext:value-type="float">
            <text:p>35 713,00</text:p>
          </table:table-cell>
          <table:table-cell table:style-name="ce3" office:value-type="float" office:value="36148" calcext:value-type="float">
            <text:p>36 148,00</text:p>
          </table:table-cell>
          <table:table-cell table:style-name="ce3" office:value-type="float" office:value="36948" calcext:value-type="float">
            <text:p>36 948,00</text:p>
          </table:table-cell>
          <table:table-cell table:style-name="ce3" table:formula="of:=AVERAGE([.B28:.D28])" office:value-type="float" office:value="36269.6666666667" calcext:value-type="float">
            <text:p>36 269,67</text:p>
          </table:table-cell>
          <table:table-cell table:style-name="ce3" table:formula="of:=([.$G$3]/[.E28])" office:value-type="float" office:value="8.97022856565174" calcext:value-type="float">
            <text:p>8,97</text:p>
          </table:table-cell>
          <table:table-cell table:style-name="ce3" table:number-columns-repeated="2"/>
          <table:table-cell table:style-name="ce3" office:value-type="string" calcext:value-type="string">
            <text:p>15_6</text:p>
          </table:table-cell>
          <table:table-cell table:style-name="ce3" office:value-type="float" office:value="64017" calcext:value-type="float">
            <text:p>64 017,00</text:p>
          </table:table-cell>
          <table:table-cell table:style-name="ce3" office:value-type="float" office:value="61416" calcext:value-type="float">
            <text:p>61 416,00</text:p>
          </table:table-cell>
          <table:table-cell table:style-name="ce3" office:value-type="float" office:value="51309" calcext:value-type="float">
            <text:p>51 309,00</text:p>
          </table:table-cell>
          <table:table-cell table:style-name="ce3" table:formula="of:=AVERAGE([.J28:.L28])" office:value-type="float" office:value="58914" calcext:value-type="float">
            <text:p>58 914,00</text:p>
          </table:table-cell>
          <table:table-cell table:style-name="ce3" table:formula="of:=([.$G$3]/[.M28])" office:value-type="float" office:value="5.52240893505788" calcext:value-type="float">
            <text:p>5,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_5_2</text:p>
          </table:table-cell>
          <table:table-cell table:style-name="ce3" office:value-type="float" office:value="40434" calcext:value-type="float">
            <text:p>40 434,00</text:p>
          </table:table-cell>
          <table:table-cell table:style-name="ce3" office:value-type="float" office:value="39014" calcext:value-type="float">
            <text:p>39 014,00</text:p>
          </table:table-cell>
          <table:table-cell table:style-name="ce3" office:value-type="float" office:value="41320" calcext:value-type="float">
            <text:p>41 320,00</text:p>
          </table:table-cell>
          <table:table-cell table:style-name="ce3" table:formula="of:=AVERAGE([.B29:.D29])" office:value-type="float" office:value="40256" calcext:value-type="float">
            <text:p>40 256,00</text:p>
          </table:table-cell>
          <table:table-cell table:style-name="ce3" table:formula="of:=([.$G$4]/[.E29])" office:value-type="float" office:value="7.15198231319555" calcext:value-type="float">
            <text:p>7,15</text:p>
          </table:table-cell>
          <table:table-cell table:style-name="ce3" table:number-columns-repeated="2"/>
          <table:table-cell table:style-name="ce3" office:value-type="string" calcext:value-type="string">
            <text:p>18_5_2</text:p>
          </table:table-cell>
          <table:table-cell table:style-name="ce3" office:value-type="float" office:value="62105" calcext:value-type="float">
            <text:p>62 105,00</text:p>
          </table:table-cell>
          <table:table-cell table:style-name="ce3" office:value-type="float" office:value="60398" calcext:value-type="float">
            <text:p>60 398,00</text:p>
          </table:table-cell>
          <table:table-cell table:style-name="ce3" office:value-type="float" office:value="38528" calcext:value-type="float">
            <text:p>38 528,00</text:p>
          </table:table-cell>
          <table:table-cell table:style-name="ce3" table:formula="of:=AVERAGE([.J29:.L29])" office:value-type="float" office:value="53677" calcext:value-type="float">
            <text:p>53 677,00</text:p>
          </table:table-cell>
          <table:table-cell table:style-name="ce3" table:formula="of:=([.$G$4]/[.M29])" office:value-type="float" office:value="5.36375356297856" calcext:value-type="float">
            <text:p>5,36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1" office:value-type="string" calcext:value-type="string">
            <text:p>14_6_2</text:p>
          </table:table-cell>
          <table:table-cell table:number-columns-repeated="7"/>
          <table:table-cell table:style-name="ce1" office:value-type="string" calcext:value-type="string">
            <text:p>15_6</text:p>
          </table:table-cell>
          <table:table-cell table:number-columns-repeated="6"/>
          <table:table-cell table:style-name="ce1" office:value-type="string" calcext:value-type="string">
            <text:p>18_5_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 table:style-name="ce3" table:formula="of:=[.M7]" office:value-type="float" office:value="327639.666666667" calcext:value-type="float">
            <text:p>327 639,67</text:p>
          </table:table-cell>
          <table:table-cell table:style-name="ce3" table:formula="of:=[.M12]" office:value-type="float" office:value="125485.666666667" calcext:value-type="float">
            <text:p>125 485,67</text:p>
          </table:table-cell>
          <table:table-cell table:style-name="ce3" table:formula="of:=[.M17]" office:value-type="float" office:value="89482" calcext:value-type="float">
            <text:p>89 482,00</text:p>
          </table:table-cell>
          <table:table-cell table:style-name="ce3" table:formula="of:=[.M22]" office:value-type="float" office:value="55847.3333333333" calcext:value-type="float">
            <text:p>55 847,33</text:p>
          </table:table-cell>
          <table:table-cell table:style-name="ce3" table:formula="of:=[.M27]" office:value-type="float" office:value="40831.3333333333" calcext:value-type="float">
            <text:p>40 831,33</text:p>
          </table:table-cell>
          <table:table-cell/>
          <table:table-cell office:value-type="string" calcext:value-type="string">
            <text:p>Task</text:p>
          </table:table-cell>
          <table:table-cell table:style-name="ce3" table:formula="of:=[.M8]" office:value-type="float" office:value="495475.333333333" calcext:value-type="float">
            <text:p>495 475,33</text:p>
          </table:table-cell>
          <table:table-cell table:style-name="ce3" table:formula="of:=[.M13]" office:value-type="float" office:value="200969.666666667" calcext:value-type="float">
            <text:p>200 969,67</text:p>
          </table:table-cell>
          <table:table-cell table:style-name="ce3" table:formula="of:=[.M18]" office:value-type="float" office:value="110131" calcext:value-type="float">
            <text:p>110 131,00</text:p>
          </table:table-cell>
          <table:table-cell table:style-name="ce3" table:formula="of:=[.M23]" office:value-type="float" office:value="53166.3333333333" calcext:value-type="float">
            <text:p>53 166,33</text:p>
          </table:table-cell>
          <table:table-cell table:style-name="ce3" table:formula="of:=[.M28]" office:value-type="float" office:value="58914" calcext:value-type="float">
            <text:p>58 914,00</text:p>
          </table:table-cell>
          <table:table-cell table:style-name="ce3"/>
          <table:table-cell table:style-name="ce3" office:value-type="string" calcext:value-type="string">
            <text:p>Task</text:p>
          </table:table-cell>
          <table:table-cell table:style-name="ce3" table:formula="of:=[.M9]" office:value-type="float" office:value="524318.666666667" calcext:value-type="float">
            <text:p>524 318,67</text:p>
          </table:table-cell>
          <table:table-cell table:style-name="ce3" table:formula="of:=[.M14]" office:value-type="float" office:value="236173.666666667" calcext:value-type="float">
            <text:p>236 173,67</text:p>
          </table:table-cell>
          <table:table-cell table:style-name="ce3" table:formula="of:=[.M19]" office:value-type="float" office:value="144919.666666667" calcext:value-type="float">
            <text:p>144 919,67</text:p>
          </table:table-cell>
          <table:table-cell table:style-name="ce3" table:formula="of:=[.M24]" office:value-type="float" office:value="59601.6666666667" calcext:value-type="float">
            <text:p>59 601,67</text:p>
          </table:table-cell>
          <table:table-cell table:style-name="ce3" table:formula="of:=[.M29]" office:value-type="float" office:value="53677" calcext:value-type="float">
            <text:p>53 677,00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table:style-name="ce3" table:formula="of:=[.E7]" office:value-type="float" office:value="159536" calcext:value-type="float">
            <text:p>159 536,00</text:p>
          </table:table-cell>
          <table:table-cell table:style-name="ce3" table:formula="of:=[.E12]" office:value-type="float" office:value="99033" calcext:value-type="float">
            <text:p>99 033,00</text:p>
          </table:table-cell>
          <table:table-cell table:style-name="ce3" table:formula="of:=[.E17]" office:value-type="float" office:value="50177.3333333333" calcext:value-type="float">
            <text:p>50 177,33</text:p>
          </table:table-cell>
          <table:table-cell table:style-name="ce3" table:formula="of:=[.E22]" office:value-type="float" office:value="29385" calcext:value-type="float">
            <text:p>29 385,00</text:p>
          </table:table-cell>
          <table:table-cell table:style-name="ce3" table:formula="of:=[.E27]" office:value-type="float" office:value="25413.6666666667" calcext:value-type="float">
            <text:p>25 413,67</text:p>
          </table:table-cell>
          <table:table-cell/>
          <table:table-cell office:value-type="string" calcext:value-type="string">
            <text:p>Data</text:p>
          </table:table-cell>
          <table:table-cell table:style-name="ce3" table:formula="of:=[.E8]" office:value-type="float" office:value="274598" calcext:value-type="float">
            <text:p>274 598,00</text:p>
          </table:table-cell>
          <table:table-cell table:style-name="ce3" table:formula="of:=[.E13]" office:value-type="float" office:value="120690.333333333" calcext:value-type="float">
            <text:p>120 690,33</text:p>
          </table:table-cell>
          <table:table-cell table:style-name="ce3" table:formula="of:=[.E18]" office:value-type="float" office:value="87294.3333333333" calcext:value-type="float">
            <text:p>87 294,33</text:p>
          </table:table-cell>
          <table:table-cell table:style-name="ce3" table:formula="of:=[.E23]" office:value-type="float" office:value="43586.6666666667" calcext:value-type="float">
            <text:p>43 586,67</text:p>
          </table:table-cell>
          <table:table-cell table:style-name="ce3" table:formula="of:=[.E28]" office:value-type="float" office:value="36269.6666666667" calcext:value-type="float">
            <text:p>36 269,67</text:p>
          </table:table-cell>
          <table:table-cell table:style-name="ce3"/>
          <table:table-cell table:style-name="ce3" office:value-type="string" calcext:value-type="string">
            <text:p>Data</text:p>
          </table:table-cell>
          <table:table-cell table:style-name="ce3" table:formula="of:=[.E9]" office:value-type="float" office:value="262002.666666667" calcext:value-type="float">
            <text:p>262 002,67</text:p>
          </table:table-cell>
          <table:table-cell table:style-name="ce3" table:formula="of:=[.E14]" office:value-type="float" office:value="208052" calcext:value-type="float">
            <text:p>208 052,00</text:p>
          </table:table-cell>
          <table:table-cell table:style-name="ce3" table:formula="of:=[.E19]" office:value-type="float" office:value="96892.6666666667" calcext:value-type="float">
            <text:p>96 892,67</text:p>
          </table:table-cell>
          <table:table-cell table:style-name="ce3" table:formula="of:=[.E24]" office:value-type="float" office:value="57845" calcext:value-type="float">
            <text:p>57 845,00</text:p>
          </table:table-cell>
          <table:table-cell table:style-name="ce3" table:formula="of:=[.E29]" office:value-type="float" office:value="40256" calcext:value-type="float">
            <text:p>40 256,00</text:p>
          </table:table-cell>
          <table:table-cell/>
        </table:table-row>
        <table:table-row table:style-name="ro1">
          <table:table-cell office:value-type="string" calcext:value-type="string">
            <text:p>Sekvenčni</text:p>
          </table:table-cell>
          <table:table-cell table:style-name="ce3" table:formula="of:=[.$G$2]" office:value-type="float" office:value="268056.6" calcext:value-type="float">
            <text:p>268 056,60</text:p>
          </table:table-cell>
          <table:table-cell table:style-name="ce3" table:formula="of:=[.$G$2]" office:value-type="float" office:value="268056.6" calcext:value-type="float">
            <text:p>268 056,60</text:p>
          </table:table-cell>
          <table:table-cell table:style-name="ce3" table:formula="of:=[.$G$2]" office:value-type="float" office:value="268056.6" calcext:value-type="float">
            <text:p>268 056,60</text:p>
          </table:table-cell>
          <table:table-cell table:style-name="ce3" table:formula="of:=[.$G$2]" office:value-type="float" office:value="268056.6" calcext:value-type="float">
            <text:p>268 056,60</text:p>
          </table:table-cell>
          <table:table-cell table:style-name="ce3" table:formula="of:=[.$G$2]" office:value-type="float" office:value="268056.6" calcext:value-type="float">
            <text:p>268 056,60</text:p>
          </table:table-cell>
          <table:table-cell/>
          <table:table-cell office:value-type="string" calcext:value-type="string">
            <text:p>Sekvenčni</text:p>
          </table:table-cell>
          <table:table-cell table:style-name="ce3" table:formula="of:=[.$B$3]" office:value-type="float" office:value="325316" calcext:value-type="float">
            <text:p>325 316,00</text:p>
          </table:table-cell>
          <table:table-cell table:style-name="ce3" table:formula="of:=[.$B$3]" office:value-type="float" office:value="325316" calcext:value-type="float">
            <text:p>325 316,00</text:p>
          </table:table-cell>
          <table:table-cell table:style-name="ce3" table:formula="of:=[.$B$3]" office:value-type="float" office:value="325316" calcext:value-type="float">
            <text:p>325 316,00</text:p>
          </table:table-cell>
          <table:table-cell table:style-name="ce3" table:formula="of:=[.$B$3]" office:value-type="float" office:value="325316" calcext:value-type="float">
            <text:p>325 316,00</text:p>
          </table:table-cell>
          <table:table-cell table:style-name="ce3" table:formula="of:=[.$B$3]" office:value-type="float" office:value="325316" calcext:value-type="float">
            <text:p>325 316,00</text:p>
          </table:table-cell>
          <table:table-cell table:style-name="ce3"/>
          <table:table-cell table:style-name="ce3" office:value-type="string" calcext:value-type="string">
            <text:p>Sekvenčni</text:p>
          </table:table-cell>
          <table:table-cell table:style-name="ce3" table:formula="of:=[.$B$4]" office:value-type="float" office:value="287655" calcext:value-type="float">
            <text:p>287 655,00</text:p>
          </table:table-cell>
          <table:table-cell table:style-name="ce3" table:formula="of:=[.$B$4]" office:value-type="float" office:value="287655" calcext:value-type="float">
            <text:p>287 655,00</text:p>
          </table:table-cell>
          <table:table-cell table:style-name="ce3" table:formula="of:=[.$B$4]" office:value-type="float" office:value="287655" calcext:value-type="float">
            <text:p>287 655,00</text:p>
          </table:table-cell>
          <table:table-cell table:style-name="ce3" table:formula="of:=[.$B$4]" office:value-type="float" office:value="287655" calcext:value-type="float">
            <text:p>287 655,00</text:p>
          </table:table-cell>
          <table:table-cell table:style-name="ce3" table:formula="of:=[.$B$4]" office:value-type="float" office:value="287655" calcext:value-type="float">
            <text:p>287 655,00</text:p>
          </table:table-cell>
          <table:table-cell/>
        </table:table-row>
        <table:table-row table:style-name="ro1" table:number-rows-repeated="24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14_6_2</text:p>
          </table:table-cell>
          <table:table-cell table:number-columns-repeated="7"/>
          <table:table-cell table:style-name="ce1" office:value-type="string" calcext:value-type="string">
            <text:p>15_6</text:p>
          </table:table-cell>
          <table:table-cell table:number-columns-repeated="4"/>
          <table:table-cell table:style-name="ce1" office:value-type="string" calcext:value-type="string">
            <text:p>18_5_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P2T</text:p>
          </table:table-cell>
          <table:table-cell office:value-type="string" calcext:value-type="string">
            <text:p>3P2T</text:p>
          </table:table-cell>
          <table:table-cell table:number-columns-repeated="6"/>
          <table:table-cell office:value-type="string" calcext:value-type="string">
            <text:p>2P2T</text:p>
          </table:table-cell>
          <table:table-cell office:value-type="string" calcext:value-type="string">
            <text:p>3P2T</text:p>
          </table:table-cell>
          <table:table-cell table:number-columns-repeated="3"/>
          <table:table-cell office:value-type="string" calcext:value-type="string">
            <text:p>2P2T</text:p>
          </table:table-cell>
          <table:table-cell office:value-type="string" calcext:value-type="string">
            <text:p>3P2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I</text:p>
          </table:table-cell>
          <table:table-cell table:style-name="ce3" table:formula="of:=[.S7]" office:value-type="float" office:value="139955.333333333" calcext:value-type="float">
            <text:p>139 955,33</text:p>
          </table:table-cell>
          <table:table-cell table:style-name="ce3" table:formula="of:=[.S8]" office:value-type="float" office:value="73396.6666666667" calcext:value-type="float">
            <text:p>73 396,67</text:p>
          </table:table-cell>
          <table:table-cell table:style-name="ce3" table:number-columns-repeated="5"/>
          <table:table-cell table:style-name="ce3" office:value-type="string" calcext:value-type="string">
            <text:p>MPI</text:p>
          </table:table-cell>
          <table:table-cell table:style-name="ce3" table:formula="of:=[.S12]" office:value-type="float" office:value="261605" calcext:value-type="float">
            <text:p>261 605,00</text:p>
          </table:table-cell>
          <table:table-cell table:style-name="ce3" table:formula="of:=[.S13]" office:value-type="float" office:value="70023.6666666667" calcext:value-type="float">
            <text:p>70 023,67</text:p>
          </table:table-cell>
          <table:table-cell table:style-name="ce3" table:number-columns-repeated="2"/>
          <table:table-cell table:style-name="ce3" office:value-type="string" calcext:value-type="string">
            <text:p>MPI</text:p>
          </table:table-cell>
          <table:table-cell table:style-name="ce3" table:formula="of:=[.S17]" office:value-type="float" office:value="258598.666666667" calcext:value-type="float">
            <text:p>258 598,67</text:p>
          </table:table-cell>
          <table:table-cell table:style-name="ce3" table:formula="of:=[.S18]" office:value-type="float" office:value="127529.333333333" calcext:value-type="float">
            <text:p>127 529,33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Sekvenčni</text:p>
          </table:table-cell>
          <table:table-cell table:style-name="ce3" table:formula="of:=[.$M$2]" office:value-type="float" office:value="108176" calcext:value-type="float">
            <text:p>108 176,00</text:p>
          </table:table-cell>
          <table:table-cell table:style-name="ce3" table:formula="of:=[.$M$2]" office:value-type="float" office:value="108176" calcext:value-type="float">
            <text:p>108 176,00</text:p>
          </table:table-cell>
          <table:table-cell table:style-name="ce3" table:number-columns-repeated="5"/>
          <table:table-cell table:style-name="ce3" office:value-type="string" calcext:value-type="string">
            <text:p>Sekvenčni</text:p>
          </table:table-cell>
          <table:table-cell table:style-name="ce3" table:formula="of:=[.M3]" office:value-type="float" office:value="131708" calcext:value-type="float">
            <text:p>131 708,00</text:p>
          </table:table-cell>
          <table:table-cell table:style-name="ce3" table:formula="of:=[.M3]" office:value-type="float" office:value="131708" calcext:value-type="float">
            <text:p>131 708,00</text:p>
          </table:table-cell>
          <table:table-cell table:style-name="ce3" table:number-columns-repeated="2"/>
          <table:table-cell table:style-name="ce3" office:value-type="string" calcext:value-type="string">
            <text:p>Sekvenčni</text:p>
          </table:table-cell>
          <table:table-cell table:style-name="ce3" table:formula="of:=[.M4]" office:value-type="float" office:value="114998" calcext:value-type="float">
            <text:p>114 998,00</text:p>
          </table:table-cell>
          <table:table-cell table:style-name="ce6" table:formula="of:=[.M4]" office:value-type="float" office:value="114998" calcext:value-type="float">
            <text:p>114 998,00</text:p>
          </table:table-cell>
          <table:table-cell table:style-name="ce6"/>
          <table:table-cell table:number-columns-repeated="4"/>
        </table:table-row>
        <table:table-row table:style-name="ro1" table:number-rows-repeated="25">
          <table:table-cell table:number-columns-repeated="21"/>
        </table:table-row>
        <table:table-row table:style-name="ro1">
          <table:table-cell table:number-columns-repeated="2"/>
          <table:table-cell table:style-name="ce1" office:value-type="string" calcext:value-type="string">
            <text:p>14_6_2</text:p>
          </table:table-cell>
          <table:table-cell table:number-columns-repeated="7"/>
          <table:table-cell table:style-name="ce1" office:value-type="string" calcext:value-type="string">
            <text:p>15_6</text:p>
          </table:table-cell>
          <table:table-cell table:number-columns-repeated="6"/>
          <table:table-cell table:style-name="ce1" office:value-type="string" calcext:value-type="string">
            <text:p>18_5_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sk</text:p>
          </table:table-cell>
          <table:table-cell table:style-name="ce3" table:formula="of:=[.$B$33]/[.B33]" office:value-type="float" office:value="1" calcext:value-type="float">
            <text:p>1,00</text:p>
          </table:table-cell>
          <table:table-cell table:style-name="ce3" table:formula="of:=[.$B$33]/[.C33]" office:value-type="float" office:value="2.61097283355071" calcext:value-type="float">
            <text:p>2,61</text:p>
          </table:table-cell>
          <table:table-cell table:style-name="ce3" table:formula="of:=[.$B$33]/[.D33]" office:value-type="float" office:value="3.66151479254673" calcext:value-type="float">
            <text:p>3,66</text:p>
          </table:table-cell>
          <table:table-cell table:style-name="ce3" table:formula="of:=[.$B$33]/[.E33]" office:value-type="float" office:value="5.86670208067231" calcext:value-type="float">
            <text:p>5,87</text:p>
          </table:table-cell>
          <table:table-cell table:style-name="ce3" table:formula="of:=[.$B$33]/[.F33]" office:value-type="float" office:value="8.02422159452708" calcext:value-type="float">
            <text:p>8,02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table:style-name="ce3" table:formula="of:=[.$I$33]/[.I33]" office:value-type="float" office:value="1" calcext:value-type="float">
            <text:p>1,00</text:p>
          </table:table-cell>
          <table:table-cell table:style-name="ce3" table:formula="of:=[.$I$33]/[.J33]" office:value-type="float" office:value="2.46542347186723" calcext:value-type="float">
            <text:p>2,47</text:p>
          </table:table-cell>
          <table:table-cell table:style-name="ce3" table:formula="of:=[.$I$33]/[.K33]" office:value-type="float" office:value="4.49896335576117" calcext:value-type="float">
            <text:p>4,50</text:p>
          </table:table-cell>
          <table:table-cell table:style-name="ce3" table:formula="of:=[.$I$33]/[.L33]" office:value-type="float" office:value="9.3193436949448" calcext:value-type="float">
            <text:p>9,32</text:p>
          </table:table-cell>
          <table:table-cell table:style-name="ce3" table:formula="of:=[.$I$33]/[.M33]" office:value-type="float" office:value="8.4101458623304" calcext:value-type="float">
            <text:p>8,41</text:p>
          </table:table-cell>
          <table:table-cell/>
          <table:table-cell office:value-type="string" calcext:value-type="string">
            <text:p>Task</text:p>
          </table:table-cell>
          <table:table-cell table:style-name="ce3" table:formula="of:=[.$P$33]/[.P33]" office:value-type="float" office:value="1" calcext:value-type="float">
            <text:p>1,00</text:p>
          </table:table-cell>
          <table:table-cell table:style-name="ce3" table:formula="of:=[.$P$33]/[.Q33]" office:value-type="float" office:value="2.22005558056854" calcext:value-type="float">
            <text:p>2,22</text:p>
          </table:table-cell>
          <table:table-cell table:style-name="ce3" table:formula="of:=[.$P$33]/[.R33]" office:value-type="float" office:value="3.61799525714246" calcext:value-type="float">
            <text:p>3,62</text:p>
          </table:table-cell>
          <table:table-cell table:style-name="ce3" table:formula="of:=[.$P$33]/[.S33]" office:value-type="float" office:value="8.79704706244232" calcext:value-type="float">
            <text:p>8,80</text:p>
          </table:table-cell>
          <table:table-cell table:style-name="ce3" table:formula="of:=[.$P$33]/[.T33]" office:value-type="float" office:value="9.76803224223907" calcext:value-type="float">
            <text:p>9,77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table:style-name="ce3" table:formula="of:=[.$B$34]/[.B34]" office:value-type="float" office:value="1" calcext:value-type="float">
            <text:p>1,00</text:p>
          </table:table-cell>
          <table:table-cell table:style-name="ce3" table:formula="of:=[.$B$34]/[.C34]" office:value-type="float" office:value="1.61093776821867" calcext:value-type="float">
            <text:p>1,61</text:p>
          </table:table-cell>
          <table:table-cell table:style-name="ce3" table:formula="of:=[.$B$34]/[.D34]" office:value-type="float" office:value="3.17944357345946" calcext:value-type="float">
            <text:p>3,18</text:p>
          </table:table-cell>
          <table:table-cell table:style-name="ce3" table:formula="of:=[.$B$34]/[.E34]" office:value-type="float" office:value="5.42916453973116" calcext:value-type="float">
            <text:p>5,43</text:p>
          </table:table-cell>
          <table:table-cell table:style-name="ce3" table:formula="of:=[.$B$34]/[.F34]" office:value-type="float" office:value="6.27756718825829" calcext:value-type="float">
            <text:p>6,28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style-name="ce3" table:formula="of:=[.$I$34]/[.I34]" office:value-type="float" office:value="1" calcext:value-type="float">
            <text:p>1,00</text:p>
          </table:table-cell>
          <table:table-cell table:style-name="ce3" table:formula="of:=[.$I$34]/[.J34]" office:value-type="float" office:value="2.27522778681529" calcext:value-type="float">
            <text:p>2,28</text:p>
          </table:table-cell>
          <table:table-cell table:style-name="ce3" table:formula="of:=[.$I$34]/[.K34]" office:value-type="float" office:value="3.14565664819786" calcext:value-type="float">
            <text:p>3,15</text:p>
          </table:table-cell>
          <table:table-cell table:style-name="ce3" table:formula="of:=[.$I$34]/[.L34]" office:value-type="float" office:value="6.30004588559192" calcext:value-type="float">
            <text:p>6,30</text:p>
          </table:table-cell>
          <table:table-cell table:style-name="ce3" table:formula="of:=[.$I$34]/[.M34]" office:value-type="float" office:value="7.57100975103162" calcext:value-type="float">
            <text:p>7,57</text:p>
          </table:table-cell>
          <table:table-cell/>
          <table:table-cell office:value-type="string" calcext:value-type="string">
            <text:p>Data</text:p>
          </table:table-cell>
          <table:table-cell table:style-name="ce3" table:formula="of:=[.$P$34]/[.P34]" office:value-type="float" office:value="1" calcext:value-type="float">
            <text:p>1,00</text:p>
          </table:table-cell>
          <table:table-cell table:style-name="ce3" table:formula="of:=[.$P$34]/[.Q34]" office:value-type="float" office:value="1.25931337678401" calcext:value-type="float">
            <text:p>1,26</text:p>
          </table:table-cell>
          <table:table-cell table:style-name="ce3" table:formula="of:=[.$P$34]/[.R34]" office:value-type="float" office:value="2.70405053013988" calcext:value-type="float">
            <text:p>2,70</text:p>
          </table:table-cell>
          <table:table-cell table:style-name="ce3" table:formula="of:=[.$P$34]/[.S34]" office:value-type="float" office:value="4.52939176534993" calcext:value-type="float">
            <text:p>4,53</text:p>
          </table:table-cell>
          <table:table-cell table:style-name="ce3" table:formula="of:=[.$P$34]/[.T34]" office:value-type="float" office:value="6.5084128245893" calcext:value-type="float">
            <text:p>6,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1T18:47:58.846779821</meta:creation-date>
    <dc:date>2022-05-03T20:56:51.676986888</dc:date>
    <meta:editing-duration>PT4H44S</meta:editing-duration>
    <meta:editing-cycles>6</meta:editing-cycles>
    <meta:generator>LibreOffice/7.2.5.2.0$Linux_X86_64 LibreOffice_project/20$Build-2</meta:generator>
    <meta:document-statistic meta:table-count="1" meta:cell-count="421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Instance 15_6</text:p>
        </chart:title>
        <chart:legend chart:legend-position="end" svg:x="13.042cm" svg:y="3.703cm" style:legend-expansion="high" chart:style-name="ch3"/>
        <chart:plot-area chart:style-name="ch4" table:cell-range-address="List1.H32:List1.M35" chart:data-source-has-labels="both" svg:x="1.331cm" svg:y="1.275cm" svg:width="11.391cm" svg:height="6.564cm">
          <chart:coordinate-region svg:x="2.693cm" svg:y="1.474cm" svg:width="9.843cm" svg:height="5.718cm"/>
          <chart:axis chart:dimension="x" chart:name="primary-x" chart:style-name="ch5" chartooo:axis-type="auto">
            <chartooo:date-scale/>
            <chart:title svg:x="6.043cm" svg:y="8.019cm" chart:style-name="ch6">
              <text:p>Počet vláken</text:p>
            </chart:title>
            <chart:categories table:cell-range-address="List1.I32:List1.M32"/>
          </chart:axis>
          <chart:axis chart:dimension="y" chart:name="primary-y" chart:style-name="ch7">
            <chart:title svg:x="0.451cm" svg:y="5.236cm" chart:style-name="ch8">
              <text:p>Čas [ms]</text:p>
            </chart:title>
            <chart:grid chart:style-name="ch9" chart:class="major"/>
          </chart:axis>
          <chart:series chart:style-name="ch10" chart:values-cell-range-address="List1.I33:List1.M33" chart:label-cell-address="List1.H33:List1.H33" chart:class="chart:line">
            <chart:data-point chart:repeated="5"/>
          </chart:series>
          <chart:series chart:style-name="ch11" chart:values-cell-range-address="List1.I34:List1.M34" chart:label-cell-address="List1.H34:List1.H34" chart:class="chart:line">
            <chart:data-point chart:repeated="5"/>
          </chart:series>
          <chart:series chart:style-name="ch12" chart:values-cell-range-address="List1.I35:List1.M35" chart:label-cell-address="List1.H35:List1.H3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List1.I32:List1.M3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ask</text:p>
                <draw:g>
                  <svg:desc>List1.H33:List1.H33</svg:desc>
                </draw:g>
              </table:table-cell>
              <table:table-cell office:value-type="float" office:value="495475.333333333">
                <text:p>495475.333333333</text:p>
                <draw:g>
                  <svg:desc>List1.I33:List1.M33</svg:desc>
                </draw:g>
              </table:table-cell>
              <table:table-cell office:value-type="float" office:value="200969.666666667">
                <text:p>200969.666666667</text:p>
              </table:table-cell>
              <table:table-cell office:value-type="float" office:value="110131">
                <text:p>110131</text:p>
              </table:table-cell>
              <table:table-cell office:value-type="float" office:value="53166.3333333333">
                <text:p>53166.3333333333</text:p>
              </table:table-cell>
              <table:table-cell office:value-type="float" office:value="58914">
                <text:p>58914</text:p>
              </table:table-cell>
            </table:table-row>
            <table:table-row>
              <table:table-cell office:value-type="string">
                <text:p>Data</text:p>
                <draw:g>
                  <svg:desc>List1.H34:List1.H34</svg:desc>
                </draw:g>
              </table:table-cell>
              <table:table-cell office:value-type="float" office:value="274598">
                <text:p>274598</text:p>
                <draw:g>
                  <svg:desc>List1.I34:List1.M34</svg:desc>
                </draw:g>
              </table:table-cell>
              <table:table-cell office:value-type="float" office:value="120690.333333333">
                <text:p>120690.333333333</text:p>
              </table:table-cell>
              <table:table-cell office:value-type="float" office:value="87294.3333333333">
                <text:p>87294.3333333333</text:p>
              </table:table-cell>
              <table:table-cell office:value-type="float" office:value="43586.6666666667">
                <text:p>43586.6666666667</text:p>
              </table:table-cell>
              <table:table-cell office:value-type="float" office:value="36269.6666666667">
                <text:p>36269.6666666667</text:p>
              </table:table-cell>
            </table:table-row>
            <table:table-row>
              <table:table-cell office:value-type="string">
                <text:p>Sekvenčni</text:p>
                <draw:g>
                  <svg:desc>List1.H35:List1.H35</svg:desc>
                </draw:g>
              </table:table-cell>
              <table:table-cell office:value-type="float" office:value="325316">
                <text:p>325316</text:p>
                <draw:g>
                  <svg:desc>List1.I35:List1.M35</svg:desc>
                </draw:g>
              </table:table-cell>
              <table:table-cell office:value-type="float" office:value="325316">
                <text:p>325316</text:p>
              </table:table-cell>
              <table:table-cell office:value-type="float" office:value="325316">
                <text:p>325316</text:p>
              </table:table-cell>
              <table:table-cell office:value-type="float" office:value="325316">
                <text:p>325316</text:p>
              </table:table-cell>
              <table:table-cell office:value-type="float" office:value="325316">
                <text:p>325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Instance 14_6</text:p>
        </chart:title>
        <chart:legend chart:legend-position="end" svg:x="13.042cm" svg:y="3.703cm" style:legend-expansion="high" chart:style-name="ch3"/>
        <chart:plot-area chart:style-name="ch4" table:cell-range-address="List1.A32:List1.F35" chart:data-source-has-labels="both" svg:x="1.331cm" svg:y="1.275cm" svg:width="11.391cm" svg:height="6.564cm">
          <chart:coordinate-region svg:x="2.693cm" svg:y="1.474cm" svg:width="9.843cm" svg:height="5.718cm"/>
          <chart:axis chart:dimension="x" chart:name="primary-x" chart:style-name="ch5" chartooo:axis-type="auto">
            <chartooo:date-scale/>
            <chart:title svg:x="6.043cm" svg:y="8.019cm" chart:style-name="ch6">
              <text:p>Počet vláken</text:p>
            </chart:title>
            <chart:categories table:cell-range-address="List1.B32:List1.F32"/>
          </chart:axis>
          <chart:axis chart:dimension="y" chart:name="primary-y" chart:style-name="ch7">
            <chart:title svg:x="0.451cm" svg:y="5.236cm" chart:style-name="ch8">
              <text:p>Čas [ms]</text:p>
            </chart:title>
            <chart:grid chart:style-name="ch9" chart:class="major"/>
          </chart:axis>
          <chart:series chart:style-name="ch10" chart:values-cell-range-address="List1.B33:List1.F33" chart:label-cell-address="List1.A33:List1.A33" chart:class="chart:line">
            <chart:data-point chart:repeated="5"/>
          </chart:series>
          <chart:series chart:style-name="ch11" chart:values-cell-range-address="List1.B34:List1.F34" chart:label-cell-address="List1.A34:List1.A34" chart:class="chart:line">
            <chart:data-point chart:repeated="5"/>
          </chart:series>
          <chart:series chart:style-name="ch12" chart:values-cell-range-address="List1.B35:List1.F35" chart:label-cell-address="List1.A35:List1.A3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List1.B32:List1.F3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ask</text:p>
                <draw:g>
                  <svg:desc>List1.A33:List1.A33</svg:desc>
                </draw:g>
              </table:table-cell>
              <table:table-cell office:value-type="float" office:value="327639.666666667">
                <text:p>327639.666666667</text:p>
                <draw:g>
                  <svg:desc>List1.B33:List1.F33</svg:desc>
                </draw:g>
              </table:table-cell>
              <table:table-cell office:value-type="float" office:value="125485.666666667">
                <text:p>125485.666666667</text:p>
              </table:table-cell>
              <table:table-cell office:value-type="float" office:value="89482">
                <text:p>89482</text:p>
              </table:table-cell>
              <table:table-cell office:value-type="float" office:value="55847.3333333333">
                <text:p>55847.3333333333</text:p>
              </table:table-cell>
              <table:table-cell office:value-type="float" office:value="40831.3333333333">
                <text:p>40831.3333333333</text:p>
              </table:table-cell>
            </table:table-row>
            <table:table-row>
              <table:table-cell office:value-type="string">
                <text:p>Data</text:p>
                <draw:g>
                  <svg:desc>List1.A34:List1.A34</svg:desc>
                </draw:g>
              </table:table-cell>
              <table:table-cell office:value-type="float" office:value="159536">
                <text:p>159536</text:p>
                <draw:g>
                  <svg:desc>List1.B34:List1.F34</svg:desc>
                </draw:g>
              </table:table-cell>
              <table:table-cell office:value-type="float" office:value="99033">
                <text:p>99033</text:p>
              </table:table-cell>
              <table:table-cell office:value-type="float" office:value="50177.3333333333">
                <text:p>50177.3333333333</text:p>
              </table:table-cell>
              <table:table-cell office:value-type="float" office:value="29385">
                <text:p>29385</text:p>
              </table:table-cell>
              <table:table-cell office:value-type="float" office:value="25413.6666666667">
                <text:p>25413.6666666667</text:p>
              </table:table-cell>
            </table:table-row>
            <table:table-row>
              <table:table-cell office:value-type="string">
                <text:p>Sekvenčni</text:p>
                <draw:g>
                  <svg:desc>List1.A35:List1.A35</svg:desc>
                </draw:g>
              </table:table-cell>
              <table:table-cell office:value-type="float" office:value="268056.6">
                <text:p>268056.6</text:p>
                <draw:g>
                  <svg:desc>List1.B35:List1.F35</svg:desc>
                </draw:g>
              </table:table-cell>
              <table:table-cell office:value-type="float" office:value="268056.6">
                <text:p>268056.6</text:p>
              </table:table-cell>
              <table:table-cell office:value-type="float" office:value="268056.6">
                <text:p>268056.6</text:p>
              </table:table-cell>
              <table:table-cell office:value-type="float" office:value="268056.6">
                <text:p>268056.6</text:p>
              </table:table-cell>
              <table:table-cell office:value-type="float" office:value="268056.6">
                <text:p>268056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27cm" svg:y="0.316cm" chart:style-name="ch2">
          <text:p>Instance 18_5</text:p>
        </chart:title>
        <chart:legend chart:legend-position="end" svg:x="13.04cm" svg:y="3.706cm" style:legend-expansion="high" chart:style-name="ch3"/>
        <chart:plot-area chart:style-name="ch4" table:cell-range-address="List1.O32:List1.T35" chart:data-source-has-labels="both" svg:x="1.33cm" svg:y="1.275cm" svg:width="11.391cm" svg:height="6.57cm">
          <chart:coordinate-region svg:x="2.692cm" svg:y="1.474cm" svg:width="9.843cm" svg:height="5.724cm"/>
          <chart:axis chart:dimension="x" chart:name="primary-x" chart:style-name="ch5" chartooo:axis-type="auto">
            <chartooo:date-scale/>
            <chart:title svg:x="6.042cm" svg:y="8.025cm" chart:style-name="ch6">
              <text:p>Počet vláken</text:p>
            </chart:title>
            <chart:categories table:cell-range-address="List1.P32:List1.T32"/>
          </chart:axis>
          <chart:axis chart:dimension="y" chart:name="primary-y" chart:style-name="ch7">
            <chart:title svg:x="0.451cm" svg:y="5.239cm" chart:style-name="ch8">
              <text:p>Čas [ms]</text:p>
            </chart:title>
            <chart:grid chart:style-name="ch9" chart:class="major"/>
          </chart:axis>
          <chart:series chart:style-name="ch10" chart:values-cell-range-address="List1.P33:List1.T33" chart:label-cell-address="List1.O33:List1.O33" chart:class="chart:line">
            <chart:data-point chart:repeated="5"/>
          </chart:series>
          <chart:series chart:style-name="ch11" chart:values-cell-range-address="List1.P34:List1.T34" chart:label-cell-address="List1.O34:List1.O34" chart:class="chart:line">
            <chart:data-point chart:repeated="5"/>
          </chart:series>
          <chart:series chart:style-name="ch12" chart:values-cell-range-address="List1.P35:List1.T35" chart:label-cell-address="List1.O35:List1.O3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List1.P32:List1.T3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ask</text:p>
                <draw:g>
                  <svg:desc>List1.O33:List1.O33</svg:desc>
                </draw:g>
              </table:table-cell>
              <table:table-cell office:value-type="float" office:value="524318.666666667">
                <text:p>524318.666666667</text:p>
                <draw:g>
                  <svg:desc>List1.P33:List1.T33</svg:desc>
                </draw:g>
              </table:table-cell>
              <table:table-cell office:value-type="float" office:value="236173.666666667">
                <text:p>236173.666666667</text:p>
              </table:table-cell>
              <table:table-cell office:value-type="float" office:value="144919.666666667">
                <text:p>144919.666666667</text:p>
              </table:table-cell>
              <table:table-cell office:value-type="float" office:value="59601.6666666667">
                <text:p>59601.6666666667</text:p>
              </table:table-cell>
              <table:table-cell office:value-type="float" office:value="53677">
                <text:p>53677</text:p>
              </table:table-cell>
            </table:table-row>
            <table:table-row>
              <table:table-cell office:value-type="string">
                <text:p>Data</text:p>
                <draw:g>
                  <svg:desc>List1.O34:List1.O34</svg:desc>
                </draw:g>
              </table:table-cell>
              <table:table-cell office:value-type="float" office:value="262002.666666667">
                <text:p>262002.666666667</text:p>
                <draw:g>
                  <svg:desc>List1.P34:List1.T34</svg:desc>
                </draw:g>
              </table:table-cell>
              <table:table-cell office:value-type="float" office:value="208052">
                <text:p>208052</text:p>
              </table:table-cell>
              <table:table-cell office:value-type="float" office:value="96892.6666666667">
                <text:p>96892.6666666667</text:p>
              </table:table-cell>
              <table:table-cell office:value-type="float" office:value="57845">
                <text:p>57845</text:p>
              </table:table-cell>
              <table:table-cell office:value-type="float" office:value="40256">
                <text:p>40256</text:p>
              </table:table-cell>
            </table:table-row>
            <table:table-row>
              <table:table-cell office:value-type="string">
                <text:p>Sekvenčni</text:p>
                <draw:g>
                  <svg:desc>List1.O35:List1.O35</svg:desc>
                </draw:g>
              </table:table-cell>
              <table:table-cell office:value-type="float" office:value="287655">
                <text:p>287655</text:p>
                <draw:g>
                  <svg:desc>List1.P35:List1.T35</svg:desc>
                </draw:g>
              </table:table-cell>
              <table:table-cell office:value-type="float" office:value="287655">
                <text:p>287655</text:p>
              </table:table-cell>
              <table:table-cell office:value-type="float" office:value="287655">
                <text:p>287655</text:p>
              </table:table-cell>
              <table:table-cell office:value-type="float" office:value="287655">
                <text:p>287655</text:p>
              </table:table-cell>
              <table:table-cell office:value-type="float" office:value="287655">
                <text:p>2876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title svg:x="6.533cm" svg:y="0.316cm" chart:style-name="ch2">
          <text:p>Instance 14_6</text:p>
        </chart:title>
        <chart:legend chart:legend-position="end" svg:x="13.053cm" svg:y="3.956cm" style:legend-expansion="high" chart:style-name="ch3"/>
        <chart:plot-area chart:style-name="ch4" table:cell-range-address="List1.A61:List1.C63" chart:data-source-has-labels="both" svg:x="1.331cm" svg:y="1.275cm" svg:width="11.402cm" svg:height="6.573cm">
          <chart:coordinate-region svg:x="2.693cm" svg:y="1.474cm" svg:width="9.628cm" svg:height="5.727cm"/>
          <chart:axis chart:dimension="x" chart:name="primary-x" chart:style-name="ch5" chartooo:axis-type="auto">
            <chartooo:date-scale/>
            <chart:title svg:x="5.784cm" svg:y="8.028cm" chart:style-name="ch6">
              <text:p>Přidělené zdroje</text:p>
            </chart:title>
            <chart:categories table:cell-range-address="List1.B61:List1.C61"/>
          </chart:axis>
          <chart:axis chart:dimension="y" chart:name="primary-y" chart:style-name="ch7">
            <chart:title svg:x="0.451cm" svg:y="5.24cm" chart:style-name="ch8">
              <text:p>Čas [ms]</text:p>
            </chart:title>
            <chart:grid chart:style-name="ch9" chart:class="major"/>
          </chart:axis>
          <chart:series chart:style-name="ch10" chart:values-cell-range-address="List1.B62:List1.C62" chart:label-cell-address="List1.A62:List1.A62" chart:class="chart:line">
            <chart:data-point chart:repeated="2"/>
          </chart:series>
          <chart:series chart:style-name="ch11" chart:values-cell-range-address="List1.B63:List1.C63" chart:label-cell-address="List1.A63:List1.A6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P2T</text:p>
                <draw:g>
                  <svg:desc>List1.B61:List1.C61</svg:desc>
                </draw:g>
              </table:table-cell>
              <table:table-cell office:value-type="string">
                <text:p>3P2T</text:p>
              </table:table-cell>
            </table:table-row>
          </table:table-header-rows>
          <table:table-rows>
            <table:table-row>
              <table:table-cell office:value-type="string">
                <text:p>MPI</text:p>
                <draw:g>
                  <svg:desc>List1.A62:List1.A62</svg:desc>
                </draw:g>
              </table:table-cell>
              <table:table-cell office:value-type="float" office:value="139955.333333333">
                <text:p>139955.333333333</text:p>
                <draw:g>
                  <svg:desc>List1.B62:List1.C62</svg:desc>
                </draw:g>
              </table:table-cell>
              <table:table-cell office:value-type="float" office:value="73396.6666666667">
                <text:p>73396.6666666667</text:p>
              </table:table-cell>
            </table:table-row>
            <table:table-row>
              <table:table-cell office:value-type="string">
                <text:p>Sekvenčni</text:p>
                <draw:g>
                  <svg:desc>List1.A63:List1.A63</svg:desc>
                </draw:g>
              </table:table-cell>
              <table:table-cell office:value-type="float" office:value="108176">
                <text:p>108176</text:p>
                <draw:g>
                  <svg:desc>List1.B63:List1.C63</svg:desc>
                </draw:g>
              </table:table-cell>
              <table:table-cell office:value-type="float" office:value="108176">
                <text:p>1081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533cm" svg:y="0.316cm" chart:style-name="ch2">
          <text:p>Instance 15_6</text:p>
        </chart:title>
        <chart:legend chart:legend-position="end" svg:x="13.053cm" svg:y="3.957cm" style:legend-expansion="high" chart:style-name="ch3"/>
        <chart:plot-area chart:style-name="ch4" table:cell-range-address="List1.I61:List1.K63" chart:data-source-has-labels="both" svg:x="1.331cm" svg:y="1.275cm" svg:width="11.402cm" svg:height="6.574cm">
          <chart:coordinate-region svg:x="2.693cm" svg:y="1.474cm" svg:width="9.628cm" svg:height="5.728cm"/>
          <chart:axis chart:dimension="x" chart:name="primary-x" chart:style-name="ch5" chartooo:axis-type="auto">
            <chartooo:date-scale/>
            <chart:title svg:x="5.784cm" svg:y="8.029cm" chart:style-name="ch6">
              <text:p>Přidělené zdroje</text:p>
            </chart:title>
            <chart:categories table:cell-range-address="List1.J61:List1.K61"/>
          </chart:axis>
          <chart:axis chart:dimension="y" chart:name="primary-y" chart:style-name="ch7">
            <chart:title svg:x="0.451cm" svg:y="5.241cm" chart:style-name="ch8">
              <text:p>Čas [ms]</text:p>
            </chart:title>
            <chart:grid chart:style-name="ch9" chart:class="major"/>
          </chart:axis>
          <chart:series chart:style-name="ch10" chart:values-cell-range-address="List1.J62:List1.K62" chart:label-cell-address="List1.I62:List1.I62" chart:class="chart:line">
            <chart:data-point chart:repeated="2"/>
          </chart:series>
          <chart:series chart:style-name="ch11" chart:values-cell-range-address="List1.J63:List1.K63" chart:label-cell-address="List1.I63:List1.I6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P2T</text:p>
                <draw:g>
                  <svg:desc>List1.J61:List1.K61</svg:desc>
                </draw:g>
              </table:table-cell>
              <table:table-cell office:value-type="string">
                <text:p>3P2T</text:p>
              </table:table-cell>
            </table:table-row>
          </table:table-header-rows>
          <table:table-rows>
            <table:table-row>
              <table:table-cell office:value-type="string">
                <text:p>MPI</text:p>
                <draw:g>
                  <svg:desc>List1.I62:List1.I62</svg:desc>
                </draw:g>
              </table:table-cell>
              <table:table-cell office:value-type="float" office:value="261605">
                <text:p>261605</text:p>
                <draw:g>
                  <svg:desc>List1.J62:List1.K62</svg:desc>
                </draw:g>
              </table:table-cell>
              <table:table-cell office:value-type="float" office:value="70023.6666666667">
                <text:p>70023.6666666667</text:p>
              </table:table-cell>
            </table:table-row>
            <table:table-row>
              <table:table-cell office:value-type="string">
                <text:p>Sekvenčni</text:p>
                <draw:g>
                  <svg:desc>List1.I63:List1.I63</svg:desc>
                </draw:g>
              </table:table-cell>
              <table:table-cell office:value-type="float" office:value="131708">
                <text:p>131708</text:p>
                <draw:g>
                  <svg:desc>List1.J63:List1.K63</svg:desc>
                </draw:g>
              </table:table-cell>
              <table:table-cell office:value-type="float" office:value="131708">
                <text:p>1317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6.533cm" svg:y="0.316cm" chart:style-name="ch2">
          <text:p>Instance 18_5</text:p>
        </chart:title>
        <chart:legend chart:legend-position="end" svg:x="13.053cm" svg:y="3.957cm" style:legend-expansion="high" chart:style-name="ch3"/>
        <chart:plot-area chart:style-name="ch4" table:cell-range-address="List1.N61:List1.P63" chart:data-source-has-labels="both" svg:x="1.331cm" svg:y="1.275cm" svg:width="11.402cm" svg:height="6.574cm">
          <chart:coordinate-region svg:x="2.693cm" svg:y="1.474cm" svg:width="9.628cm" svg:height="5.728cm"/>
          <chart:axis chart:dimension="x" chart:name="primary-x" chart:style-name="ch5" chartooo:axis-type="auto">
            <chartooo:date-scale/>
            <chart:title svg:x="5.784cm" svg:y="8.029cm" chart:style-name="ch6">
              <text:p>Přidělené zdroje</text:p>
            </chart:title>
            <chart:categories table:cell-range-address="List1.O61:List1.P61"/>
          </chart:axis>
          <chart:axis chart:dimension="y" chart:name="primary-y" chart:style-name="ch7">
            <chart:title svg:x="0.451cm" svg:y="5.241cm" chart:style-name="ch8">
              <text:p>Čas [ms]</text:p>
            </chart:title>
            <chart:grid chart:style-name="ch9" chart:class="major"/>
          </chart:axis>
          <chart:series chart:style-name="ch10" chart:values-cell-range-address="List1.O62:List1.P62" chart:label-cell-address="List1.N62:List1.N62" chart:class="chart:line">
            <chart:data-point chart:repeated="2"/>
          </chart:series>
          <chart:series chart:style-name="ch11" chart:values-cell-range-address="List1.O63:List1.P63" chart:label-cell-address="List1.N63:List1.N63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P2T</text:p>
                <draw:g>
                  <svg:desc>List1.O61:List1.P61</svg:desc>
                </draw:g>
              </table:table-cell>
              <table:table-cell office:value-type="string">
                <text:p>3P2T</text:p>
              </table:table-cell>
            </table:table-row>
          </table:table-header-rows>
          <table:table-rows>
            <table:table-row>
              <table:table-cell office:value-type="string">
                <text:p>MPI</text:p>
                <draw:g>
                  <svg:desc>List1.N62:List1.N62</svg:desc>
                </draw:g>
              </table:table-cell>
              <table:table-cell office:value-type="float" office:value="258598.666666667">
                <text:p>258598.666666667</text:p>
                <draw:g>
                  <svg:desc>List1.O62:List1.P62</svg:desc>
                </draw:g>
              </table:table-cell>
              <table:table-cell office:value-type="float" office:value="127529.333333333">
                <text:p>127529.333333333</text:p>
              </table:table-cell>
            </table:table-row>
            <table:table-row>
              <table:table-cell office:value-type="string">
                <text:p>Sekvenčni</text:p>
                <draw:g>
                  <svg:desc>List1.N63:List1.N63</svg:desc>
                </draw:g>
              </table:table-cell>
              <table:table-cell office:value-type="float" office:value="114998">
                <text:p>114998</text:p>
                <draw:g>
                  <svg:desc>List1.O63:List1.P63</svg:desc>
                </draw:g>
              </table:table-cell>
              <table:table-cell office:value-type="float" office:value="114998">
                <text:p>1149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7.445cm" svg:y="0.316cm" chart:style-name="ch2">
          <text:p>14_6</text:p>
        </chart:title>
        <chart:legend chart:legend-position="end" svg:x="13.9cm" svg:y="3.957cm" style:legend-expansion="high" chart:style-name="ch3"/>
        <chart:plot-area chart:style-name="ch4" table:cell-range-address="List1.A90:List1.F92" chart:data-source-has-labels="both" svg:x="1.331cm" svg:y="1.275cm" svg:width="12.249cm" svg:height="6.574cm">
          <chart:coordinate-region svg:x="2.243cm" svg:y="1.474cm" svg:width="11.15cm" svg:height="5.728cm"/>
          <chart:axis chart:dimension="x" chart:name="primary-x" chart:style-name="ch5" chartooo:axis-type="auto">
            <chartooo:date-scale/>
            <chart:title svg:x="6.472cm" svg:y="8.029cm" chart:style-name="ch6">
              <text:p>Počet vláken</text:p>
            </chart:title>
            <chart:categories table:cell-range-address="List1.B90:List1.F90"/>
          </chart:axis>
          <chart:axis chart:dimension="y" chart:name="primary-y" chart:style-name="ch7">
            <chart:title svg:x="0.451cm" svg:y="5.281cm" chart:style-name="ch8">
              <text:p>Zrychlení</text:p>
            </chart:title>
            <chart:grid chart:style-name="ch9" chart:class="major"/>
          </chart:axis>
          <chart:series chart:style-name="ch10" chart:values-cell-range-address="List1.B91:List1.F91" chart:label-cell-address="List1.A91:List1.A91" chart:class="chart:line">
            <chart:data-point chart:repeated="5"/>
          </chart:series>
          <chart:series chart:style-name="ch11" chart:values-cell-range-address="List1.B92:List1.F92" chart:label-cell-address="List1.A92:List1.A9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List1.B90:List1.F9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ask</text:p>
                <draw:g>
                  <svg:desc>List1.A91:List1.A91</svg:desc>
                </draw:g>
              </table:table-cell>
              <table:table-cell office:value-type="float" office:value="1">
                <text:p>1</text:p>
                <draw:g>
                  <svg:desc>List1.B91:List1.F91</svg:desc>
                </draw:g>
              </table:table-cell>
              <table:table-cell office:value-type="float" office:value="2.61097283355071">
                <text:p>2.61097283355071</text:p>
              </table:table-cell>
              <table:table-cell office:value-type="float" office:value="3.66151479254673">
                <text:p>3.66151479254673</text:p>
              </table:table-cell>
              <table:table-cell office:value-type="float" office:value="5.86670208067231">
                <text:p>5.86670208067231</text:p>
              </table:table-cell>
              <table:table-cell office:value-type="float" office:value="8.02422159452708">
                <text:p>8.02422159452708</text:p>
              </table:table-cell>
            </table:table-row>
            <table:table-row>
              <table:table-cell office:value-type="string">
                <text:p>Data</text:p>
                <draw:g>
                  <svg:desc>List1.A92:List1.A92</svg:desc>
                </draw:g>
              </table:table-cell>
              <table:table-cell office:value-type="float" office:value="1">
                <text:p>1</text:p>
                <draw:g>
                  <svg:desc>List1.B92:List1.F92</svg:desc>
                </draw:g>
              </table:table-cell>
              <table:table-cell office:value-type="float" office:value="1.61093776821867">
                <text:p>1.61093776821867</text:p>
              </table:table-cell>
              <table:table-cell office:value-type="float" office:value="3.17944357345946">
                <text:p>3.17944357345946</text:p>
              </table:table-cell>
              <table:table-cell office:value-type="float" office:value="5.42916453973116">
                <text:p>5.42916453973116</text:p>
              </table:table-cell>
              <table:table-cell office:value-type="float" office:value="6.27756718825829">
                <text:p>6.277567188258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title svg:x="7.445cm" svg:y="0.316cm" chart:style-name="ch2">
          <text:p>15_6</text:p>
        </chart:title>
        <chart:legend chart:legend-position="end" svg:x="13.9cm" svg:y="3.956cm" style:legend-expansion="high" chart:style-name="ch3"/>
        <chart:plot-area chart:style-name="ch4" table:cell-range-address="List1.I90:List1.N92" chart:data-source-has-labels="both" svg:x="1.331cm" svg:y="1.275cm" svg:width="12.249cm" svg:height="6.573cm">
          <chart:coordinate-region svg:x="2.243cm" svg:y="1.474cm" svg:width="10.964cm" svg:height="5.727cm"/>
          <chart:axis chart:dimension="x" chart:name="primary-x" chart:style-name="ch5" chartooo:axis-type="auto">
            <chartooo:date-scale/>
            <chart:title svg:x="6.472cm" svg:y="8.028cm" chart:style-name="ch6">
              <text:p>Počet vláken</text:p>
            </chart:title>
            <chart:categories table:cell-range-address="List1.J90:List1.N90"/>
          </chart:axis>
          <chart:axis chart:dimension="y" chart:name="primary-y" chart:style-name="ch7">
            <chart:title svg:x="0.451cm" svg:y="5.28cm" chart:style-name="ch8">
              <text:p>Zrychlení</text:p>
            </chart:title>
            <chart:grid chart:style-name="ch9" chart:class="major"/>
          </chart:axis>
          <chart:series chart:style-name="ch10" chart:values-cell-range-address="List1.J91:List1.N91" chart:label-cell-address="List1.I91:List1.I91" chart:class="chart:line">
            <chart:data-point chart:repeated="5"/>
          </chart:series>
          <chart:series chart:style-name="ch11" chart:values-cell-range-address="List1.J92:List1.N92" chart:label-cell-address="List1.I92:List1.I9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List1.J90:List1.N9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ask</text:p>
                <draw:g>
                  <svg:desc>List1.I91:List1.I91</svg:desc>
                </draw:g>
              </table:table-cell>
              <table:table-cell office:value-type="float" office:value="1">
                <text:p>1</text:p>
                <draw:g>
                  <svg:desc>List1.J91:List1.N91</svg:desc>
                </draw:g>
              </table:table-cell>
              <table:table-cell office:value-type="float" office:value="2.46542347186723">
                <text:p>2.46542347186723</text:p>
              </table:table-cell>
              <table:table-cell office:value-type="float" office:value="4.49896335576117">
                <text:p>4.49896335576117</text:p>
              </table:table-cell>
              <table:table-cell office:value-type="float" office:value="9.3193436949448">
                <text:p>9.3193436949448</text:p>
              </table:table-cell>
              <table:table-cell office:value-type="float" office:value="8.4101458623304">
                <text:p>8.4101458623304</text:p>
              </table:table-cell>
            </table:table-row>
            <table:table-row>
              <table:table-cell office:value-type="string">
                <text:p>Data</text:p>
                <draw:g>
                  <svg:desc>List1.I92:List1.I92</svg:desc>
                </draw:g>
              </table:table-cell>
              <table:table-cell office:value-type="float" office:value="1">
                <text:p>1</text:p>
                <draw:g>
                  <svg:desc>List1.J92:List1.N92</svg:desc>
                </draw:g>
              </table:table-cell>
              <table:table-cell office:value-type="float" office:value="2.27522778681529">
                <text:p>2.27522778681529</text:p>
              </table:table-cell>
              <table:table-cell office:value-type="float" office:value="3.14565664819786">
                <text:p>3.14565664819786</text:p>
              </table:table-cell>
              <table:table-cell office:value-type="float" office:value="6.30004588559192">
                <text:p>6.30004588559192</text:p>
              </table:table-cell>
              <table:table-cell office:value-type="float" office:value="7.57100975103162">
                <text:p>7.571009751031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style-name="ch1">
        <chart:title svg:x="7.445cm" svg:y="0.316cm" chart:style-name="ch2">
          <text:p>18_5</text:p>
        </chart:title>
        <chart:legend chart:legend-position="end" svg:x="13.9cm" svg:y="3.956cm" style:legend-expansion="high" chart:style-name="ch3"/>
        <chart:plot-area chart:style-name="ch4" table:cell-range-address="List1.P90:List1.U92" chart:data-source-has-labels="both" svg:x="1.331cm" svg:y="1.275cm" svg:width="12.249cm" svg:height="6.573cm">
          <chart:coordinate-region svg:x="2.243cm" svg:y="1.474cm" svg:width="10.964cm" svg:height="5.727cm"/>
          <chart:axis chart:dimension="x" chart:name="primary-x" chart:style-name="ch5" chartooo:axis-type="auto">
            <chartooo:date-scale/>
            <chart:title svg:x="6.472cm" svg:y="8.028cm" chart:style-name="ch6">
              <text:p>Počet vláken</text:p>
            </chart:title>
            <chart:categories table:cell-range-address="List1.Q90:List1.U90"/>
          </chart:axis>
          <chart:axis chart:dimension="y" chart:name="primary-y" chart:style-name="ch7">
            <chart:title svg:x="0.451cm" svg:y="5.28cm" chart:style-name="ch8">
              <text:p>Zrychlení</text:p>
            </chart:title>
            <chart:grid chart:style-name="ch9" chart:class="major"/>
          </chart:axis>
          <chart:series chart:style-name="ch10" chart:values-cell-range-address="List1.Q91:List1.U91" chart:label-cell-address="List1.P91:List1.P91" chart:class="chart:line">
            <chart:data-point chart:repeated="5"/>
          </chart:series>
          <chart:series chart:style-name="ch11" chart:values-cell-range-address="List1.Q92:List1.U92" chart:label-cell-address="List1.P92:List1.P9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List1.Q90:List1.U9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ask</text:p>
                <draw:g>
                  <svg:desc>List1.P91:List1.P91</svg:desc>
                </draw:g>
              </table:table-cell>
              <table:table-cell office:value-type="float" office:value="1">
                <text:p>1</text:p>
                <draw:g>
                  <svg:desc>List1.Q91:List1.U91</svg:desc>
                </draw:g>
              </table:table-cell>
              <table:table-cell office:value-type="float" office:value="2.22005558056854">
                <text:p>2.22005558056854</text:p>
              </table:table-cell>
              <table:table-cell office:value-type="float" office:value="3.61799525714246">
                <text:p>3.61799525714246</text:p>
              </table:table-cell>
              <table:table-cell office:value-type="float" office:value="8.79704706244232">
                <text:p>8.79704706244232</text:p>
              </table:table-cell>
              <table:table-cell office:value-type="float" office:value="9.76803224223907">
                <text:p>9.76803224223907</text:p>
              </table:table-cell>
            </table:table-row>
            <table:table-row>
              <table:table-cell office:value-type="string">
                <text:p>Data</text:p>
                <draw:g>
                  <svg:desc>List1.P92:List1.P92</svg:desc>
                </draw:g>
              </table:table-cell>
              <table:table-cell office:value-type="float" office:value="1">
                <text:p>1</text:p>
                <draw:g>
                  <svg:desc>List1.Q92:List1.U92</svg:desc>
                </draw:g>
              </table:table-cell>
              <table:table-cell office:value-type="float" office:value="1.25931337678401">
                <text:p>1.25931337678401</text:p>
              </table:table-cell>
              <table:table-cell office:value-type="float" office:value="2.70405053013988">
                <text:p>2.70405053013988</text:p>
              </table:table-cell>
              <table:table-cell office:value-type="float" office:value="4.52939176534993">
                <text:p>4.52939176534993</text:p>
              </table:table-cell>
              <table:table-cell office:value-type="float" office:value="6.5084128245893">
                <text:p>6.50841282458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